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09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921682" table:style-name="ce57">
            <text:p>8,921,682</text:p>
          </table:table-cell>
          <table:table-cell office:value-type="float" office:value="23568378" table:style-name="ce58">
            <text:p>23,568,378</text:p>
          </table:table-cell>
          <table:table-cell office:value-type="float" office:value="11679669" table:style-name="ce58">
            <text:p>11,679,669</text:p>
          </table:table-cell>
          <table:table-cell office:value-type="float" office:value="11888709" table:style-name="ce59">
            <text:p>11,888,709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03740" table:style-name="ce57">
            <text:p>1,603,740</text:p>
          </table:table-cell>
          <table:table-cell office:value-type="float" office:value="4029205" table:style-name="ce62">
            <text:p>4,029,205</text:p>
          </table:table-cell>
          <table:table-cell office:value-type="float" office:value="1967632" table:style-name="ce62">
            <text:p>1,967,632</text:p>
          </table:table-cell>
          <table:table-cell office:value-type="float" office:value="2061573" table:style-name="ce59">
            <text:p>2,061,573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2479" table:style-name="ce57">
            <text:p>1,062,479</text:p>
          </table:table-cell>
          <table:table-cell office:value-type="float" office:value="2610762" table:style-name="ce62">
            <text:p>2,610,762</text:p>
          </table:table-cell>
          <table:table-cell office:value-type="float" office:value="1242747" table:style-name="ce62">
            <text:p>1,242,747</text:p>
          </table:table-cell>
          <table:table-cell office:value-type="float" office:value="1368015" table:style-name="ce59">
            <text:p>1,368,01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43014" table:style-name="ce57">
            <text:p>843,014</text:p>
          </table:table-cell>
          <table:table-cell office:value-type="float" office:value="2264231" table:style-name="ce62">
            <text:p>2,264,231</text:p>
          </table:table-cell>
          <table:table-cell office:value-type="float" office:value="1122406" table:style-name="ce62">
            <text:p>1,122,406</text:p>
          </table:table-cell>
          <table:table-cell office:value-type="float" office:value="1141825" table:style-name="ce59">
            <text:p>1,141,825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99266" table:style-name="ce57">
            <text:p>999,266</text:p>
          </table:table-cell>
          <table:table-cell office:value-type="float" office:value="2816779" table:style-name="ce62">
            <text:p>2,816,779</text:p>
          </table:table-cell>
          <table:table-cell office:value-type="float" office:value="1384042" table:style-name="ce62">
            <text:p>1,384,042</text:p>
          </table:table-cell>
          <table:table-cell office:value-type="float" office:value="1432737" table:style-name="ce59">
            <text:p>1,432,73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02974" table:style-name="ce57">
            <text:p>702,974</text:p>
          </table:table-cell>
          <table:table-cell office:value-type="float" office:value="1876364" table:style-name="ce62">
            <text:p>1,876,364</text:p>
          </table:table-cell>
          <table:table-cell office:value-type="float" office:value="934659" table:style-name="ce62">
            <text:p>934,659</text:p>
          </table:table-cell>
          <table:table-cell office:value-type="float" office:value="941705" table:style-name="ce59">
            <text:p>941,705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8861" table:style-name="ce57">
            <text:p>1,118,861</text:p>
          </table:table-cell>
          <table:table-cell office:value-type="float" office:value="2767931" table:style-name="ce61">
            <text:p>2,767,931</text:p>
          </table:table-cell>
          <table:table-cell office:value-type="float" office:value="1365644" table:style-name="ce62">
            <text:p>1,365,644</text:p>
          </table:table-cell>
          <table:table-cell office:value-type="float" office:value="1402287" table:style-name="ce59">
            <text:p>1,402,287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46362" table:style-name="ce57">
            <text:p>2,546,362</text:p>
          </table:table-cell>
          <table:table-cell office:value-type="float" office:value="7049645" table:style-name="ce61">
            <text:p>7,049,645</text:p>
          </table:table-cell>
          <table:table-cell office:value-type="float" office:value="3584916" table:style-name="ce62">
            <text:p>3,584,916</text:p>
          </table:table-cell>
          <table:table-cell office:value-type="float" office:value="3464729" table:style-name="ce59">
            <text:p>3,464,729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2454" table:style-name="ce36">
            <text:p>172,454</text:p>
          </table:table-cell>
          <table:table-cell office:value-type="float" office:value="453452" table:style-name="ce37">
            <text:p>453,452</text:p>
          </table:table-cell>
          <table:table-cell office:value-type="float" office:value="228573" table:style-name="ce37">
            <text:p>228,573</text:p>
          </table:table-cell>
          <table:table-cell office:value-type="float" office:value="224879" table:style-name="ce37">
            <text:p>224,87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4934" table:style-name="ce36">
            <text:p>204,934</text:p>
          </table:table-cell>
          <table:table-cell office:value-type="float" office:value="569199" table:style-name="ce37">
            <text:p>569,199</text:p>
          </table:table-cell>
          <table:table-cell office:value-type="float" office:value="290508" table:style-name="ce37">
            <text:p>290,508</text:p>
          </table:table-cell>
          <table:table-cell office:value-type="float" office:value="278691" table:style-name="ce37">
            <text:p>278,691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3062" table:style-name="ce36">
            <text:p>193,062</text:p>
          </table:table-cell>
          <table:table-cell office:value-type="float" office:value="543513" table:style-name="ce37">
            <text:p>543,513</text:p>
          </table:table-cell>
          <table:table-cell office:value-type="float" office:value="280176" table:style-name="ce37">
            <text:p>280,176</text:p>
          </table:table-cell>
          <table:table-cell office:value-type="float" office:value="263337" table:style-name="ce37">
            <text:p>263,337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6224" table:style-name="ce36">
            <text:p>396,224</text:p>
          </table:table-cell>
          <table:table-cell office:value-type="float" office:value="1267988" table:style-name="ce37">
            <text:p>1,267,988</text:p>
          </table:table-cell>
          <table:table-cell office:value-type="float" office:value="644633" table:style-name="ce37">
            <text:p>644,633</text:p>
          </table:table-cell>
          <table:table-cell office:value-type="float" office:value="623355" table:style-name="ce37">
            <text:p>623,35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628" table:style-name="ce36">
            <text:p>179,628</text:p>
          </table:table-cell>
          <table:table-cell office:value-type="float" office:value="491743" table:style-name="ce37">
            <text:p>491,743</text:p>
          </table:table-cell>
          <table:table-cell office:value-type="float" office:value="251297" table:style-name="ce37">
            <text:p>251,297</text:p>
          </table:table-cell>
          <table:table-cell office:value-type="float" office:value="240446" table:style-name="ce37">
            <text:p>240,446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3921" table:style-name="ce36">
            <text:p>243,921</text:p>
          </table:table-cell>
          <table:table-cell office:value-type="float" office:value="678064" table:style-name="ce37">
            <text:p>678,064</text:p>
          </table:table-cell>
          <table:table-cell office:value-type="float" office:value="350789" table:style-name="ce37">
            <text:p>350,789</text:p>
          </table:table-cell>
          <table:table-cell office:value-type="float" office:value="327275" table:style-name="ce37">
            <text:p>327,2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593" table:style-name="ce36">
            <text:p>184,593</text:p>
          </table:table-cell>
          <table:table-cell office:value-type="float" office:value="500316" table:style-name="ce37">
            <text:p>500,316</text:p>
          </table:table-cell>
          <table:table-cell office:value-type="float" office:value="259589" table:style-name="ce37">
            <text:p>259,589</text:p>
          </table:table-cell>
          <table:table-cell office:value-type="float" office:value="240727" table:style-name="ce37">
            <text:p>240,7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1495" table:style-name="ce36">
            <text:p>291,495</text:p>
          </table:table-cell>
          <table:table-cell office:value-type="float" office:value="814210" table:style-name="ce37">
            <text:p>814,210</text:p>
          </table:table-cell>
          <table:table-cell office:value-type="float" office:value="414905" table:style-name="ce37">
            <text:p>414,905</text:p>
          </table:table-cell>
          <table:table-cell office:value-type="float" office:value="399305" table:style-name="ce37">
            <text:p>399,3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570" table:style-name="ce36">
            <text:p>83,570</text:p>
          </table:table-cell>
          <table:table-cell office:value-type="float" office:value="215483" table:style-name="ce55">
            <text:p>215,483</text:p>
          </table:table-cell>
          <table:table-cell office:value-type="float" office:value="110773" table:style-name="ce37">
            <text:p>110,773</text:p>
          </table:table-cell>
          <table:table-cell office:value-type="float" office:value="104710" table:style-name="ce37">
            <text:p>104,7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389" table:style-name="ce36">
            <text:p>127,389</text:p>
          </table:table-cell>
          <table:table-cell office:value-type="float" office:value="324804" table:style-name="ce37">
            <text:p>324,804</text:p>
          </table:table-cell>
          <table:table-cell office:value-type="float" office:value="164288" table:style-name="ce37">
            <text:p>164,288</text:p>
          </table:table-cell>
          <table:table-cell office:value-type="float" office:value="160516" table:style-name="ce37">
            <text:p>160,5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939" table:style-name="ce36">
            <text:p>41,939</text:p>
          </table:table-cell>
          <table:table-cell office:value-type="float" office:value="105794" table:style-name="ce37">
            <text:p>105,794</text:p>
          </table:table-cell>
          <table:table-cell office:value-type="float" office:value="54465" table:style-name="ce37">
            <text:p>54,465</text:p>
          </table:table-cell>
          <table:table-cell office:value-type="float" office:value="51329" table:style-name="ce37">
            <text:p>51,32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510" table:style-name="ce36">
            <text:p>155,510</text:p>
          </table:table-cell>
          <table:table-cell office:value-type="float" office:value="368020" table:style-name="ce37">
            <text:p>368,020</text:p>
          </table:table-cell>
          <table:table-cell office:value-type="float" office:value="183583" table:style-name="ce37">
            <text:p>183,583</text:p>
          </table:table-cell>
          <table:table-cell office:value-type="float" office:value="184437" table:style-name="ce37">
            <text:p>184,4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0463" table:style-name="ce36">
            <text:p>170,463</text:p>
          </table:table-cell>
          <table:table-cell office:value-type="float" office:value="450617" table:style-name="ce37">
            <text:p>450,617</text:p>
          </table:table-cell>
          <table:table-cell office:value-type="float" office:value="222302" table:style-name="ce37">
            <text:p>222,302</text:p>
          </table:table-cell>
          <table:table-cell office:value-type="float" office:value="228315" table:style-name="ce37">
            <text:p>228,3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180" table:style-name="ce36">
            <text:p>101,180</text:p>
          </table:table-cell>
          <table:table-cell office:value-type="float" office:value="266442" table:style-name="ce37">
            <text:p>266,442</text:p>
          </table:table-cell>
          <table:table-cell office:value-type="float" office:value="129035" table:style-name="ce37">
            <text:p>129,035</text:p>
          </table:table-cell>
          <table:table-cell office:value-type="float" office:value="137407" table:style-name="ce37">
            <text:p>137,40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986" table:style-name="ce57">
            <text:p>44,986</text:p>
          </table:table-cell>
          <table:table-cell office:value-type="float" office:value="153461" table:style-name="ce61">
            <text:p>153,461</text:p>
          </table:table-cell>
          <table:table-cell office:value-type="float" office:value="77623" table:style-name="ce61">
            <text:p>77,623</text:p>
          </table:table-cell>
          <table:table-cell office:value-type="float" office:value="75838" table:style-name="ce61">
            <text:p>75,8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639" table:style-name="ce36">
            <text:p>41,639</text:p>
          </table:table-cell>
          <table:table-cell office:value-type="float" office:value="140329" table:style-name="ce37">
            <text:p>140,329</text:p>
          </table:table-cell>
          <table:table-cell office:value-type="float" office:value="70064" table:style-name="ce37">
            <text:p>70,064</text:p>
          </table:table-cell>
          <table:table-cell office:value-type="float" office:value="70265" table:style-name="ce37">
            <text:p>70,26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347" table:style-name="ce38">
            <text:p>3,347</text:p>
          </table:table-cell>
          <table:table-cell office:value-type="float" office:value="13132" table:style-name="ce39">
            <text:p>13,132</text:p>
          </table:table-cell>
          <table:table-cell office:value-type="float" office:value="7559" table:style-name="ce39">
            <text:p>7,559</text:p>
          </table:table-cell>
          <table:table-cell office:value-type="float" office:value="5573" table:style-name="ce39">
            <text:p>5,573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10月7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03740" table:style-name="ce82">
            <text:p>1,603,740</text:p>
          </table:table-cell>
          <table:table-cell office:value-type="float" office:value="4029205" table:style-name="ce79">
            <text:p>4,029,205</text:p>
          </table:table-cell>
          <table:table-cell office:value-type="float" office:value="1967632" table:style-name="ce79">
            <text:p>1,967,632</text:p>
          </table:table-cell>
          <table:table-cell office:value-type="float" office:value="2061573" table:style-name="ce83">
            <text:p>2,061,57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7578" table:style-name="ce9">
            <text:p>217,578</text:p>
          </table:table-cell>
          <table:table-cell office:value-type="float" office:value="557058" table:style-name="ce11">
            <text:p>557,058</text:p>
          </table:table-cell>
          <table:table-cell office:value-type="float" office:value="270866" table:style-name="ce11">
            <text:p>270,866</text:p>
          </table:table-cell>
          <table:table-cell office:value-type="float" office:value="286192" table:style-name="ce23">
            <text:p>286,19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4515" table:style-name="ce9">
            <text:p>154,515</text:p>
          </table:table-cell>
          <table:table-cell office:value-type="float" office:value="385628" table:style-name="ce11">
            <text:p>385,628</text:p>
          </table:table-cell>
          <table:table-cell office:value-type="float" office:value="189072" table:style-name="ce11">
            <text:p>189,072</text:p>
          </table:table-cell>
          <table:table-cell office:value-type="float" office:value="196556" table:style-name="ce23">
            <text:p>196,55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8879" table:style-name="ce9">
            <text:p>168,879</text:p>
          </table:table-cell>
          <table:table-cell office:value-type="float" office:value="411919" table:style-name="ce11">
            <text:p>411,919</text:p>
          </table:table-cell>
          <table:table-cell office:value-type="float" office:value="199177" table:style-name="ce11">
            <text:p>199,177</text:p>
          </table:table-cell>
          <table:table-cell office:value-type="float" office:value="212742" table:style-name="ce23">
            <text:p>212,74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788" table:style-name="ce9">
            <text:p>91,788</text:p>
          </table:table-cell>
          <table:table-cell office:value-type="float" office:value="219431" table:style-name="ce11">
            <text:p>219,431</text:p>
          </table:table-cell>
          <table:table-cell office:value-type="float" office:value="103890" table:style-name="ce11">
            <text:p>103,890</text:p>
          </table:table-cell>
          <table:table-cell office:value-type="float" office:value="115541" table:style-name="ce23">
            <text:p>115,54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0292" table:style-name="ce9">
            <text:p>160,292</text:p>
          </table:table-cell>
          <table:table-cell office:value-type="float" office:value="422033" table:style-name="ce11">
            <text:p>422,033</text:p>
          </table:table-cell>
          <table:table-cell office:value-type="float" office:value="205635" table:style-name="ce11">
            <text:p>205,635</text:p>
          </table:table-cell>
          <table:table-cell office:value-type="float" office:value="216398" table:style-name="ce23">
            <text:p>216,3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448" table:style-name="ce9">
            <text:p>130,448</text:p>
          </table:table-cell>
          <table:table-cell office:value-type="float" office:value="303963" table:style-name="ce11">
            <text:p>303,963</text:p>
          </table:table-cell>
          <table:table-cell office:value-type="float" office:value="145729" table:style-name="ce11">
            <text:p>145,729</text:p>
          </table:table-cell>
          <table:table-cell office:value-type="float" office:value="158234" table:style-name="ce23">
            <text:p>158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563" table:style-name="ce9">
            <text:p>67,563</text:p>
          </table:table-cell>
          <table:table-cell office:value-type="float" office:value="183567" table:style-name="ce11">
            <text:p>183,567</text:p>
          </table:table-cell>
          <table:table-cell office:value-type="float" office:value="91441" table:style-name="ce11">
            <text:p>91,441</text:p>
          </table:table-cell>
          <table:table-cell office:value-type="float" office:value="92126" table:style-name="ce23">
            <text:p>92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781" table:style-name="ce9">
            <text:p>31,781</text:p>
          </table:table-cell>
          <table:table-cell office:value-type="float" office:value="87565" table:style-name="ce11">
            <text:p>87,565</text:p>
          </table:table-cell>
          <table:table-cell office:value-type="float" office:value="43858" table:style-name="ce11">
            <text:p>43,858</text:p>
          </table:table-cell>
          <table:table-cell office:value-type="float" office:value="43707" table:style-name="ce23">
            <text:p>43,7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501" table:style-name="ce9">
            <text:p>44,501</text:p>
          </table:table-cell>
          <table:table-cell office:value-type="float" office:value="116894" table:style-name="ce11">
            <text:p>116,894</text:p>
          </table:table-cell>
          <table:table-cell office:value-type="float" office:value="58389" table:style-name="ce11">
            <text:p>58,389</text:p>
          </table:table-cell>
          <table:table-cell office:value-type="float" office:value="58505" table:style-name="ce23">
            <text:p>58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2545" table:style-name="ce9">
            <text:p>82,545</text:p>
          </table:table-cell>
          <table:table-cell office:value-type="float" office:value="182459" table:style-name="ce11">
            <text:p>182,459</text:p>
          </table:table-cell>
          <table:table-cell office:value-type="float" office:value="87214" table:style-name="ce11">
            <text:p>87,214</text:p>
          </table:table-cell>
          <table:table-cell office:value-type="float" office:value="95245" table:style-name="ce23">
            <text:p>95,2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1027" table:style-name="ce9">
            <text:p>91,027</text:p>
          </table:table-cell>
          <table:table-cell office:value-type="float" office:value="205439" table:style-name="ce11">
            <text:p>205,439</text:p>
          </table:table-cell>
          <table:table-cell office:value-type="float" office:value="99936" table:style-name="ce11">
            <text:p>99,936</text:p>
          </table:table-cell>
          <table:table-cell office:value-type="float" office:value="105503" table:style-name="ce23">
            <text:p>105,5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72" table:style-name="ce9">
            <text:p>16,172</text:p>
          </table:table-cell>
          <table:table-cell office:value-type="float" office:value="39148" table:style-name="ce11">
            <text:p>39,148</text:p>
          </table:table-cell>
          <table:table-cell office:value-type="float" office:value="19768" table:style-name="ce11">
            <text:p>19,768</text:p>
          </table:table-cell>
          <table:table-cell office:value-type="float" office:value="19380" table:style-name="ce23">
            <text:p>19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9323" table:style-name="ce9">
            <text:p>89,323</text:p>
          </table:table-cell>
          <table:table-cell office:value-type="float" office:value="238135" table:style-name="ce11">
            <text:p>238,135</text:p>
          </table:table-cell>
          <table:table-cell office:value-type="float" office:value="117074" table:style-name="ce11">
            <text:p>117,074</text:p>
          </table:table-cell>
          <table:table-cell office:value-type="float" office:value="121061" table:style-name="ce23">
            <text:p>121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3323" table:style-name="ce9">
            <text:p>73,323</text:p>
          </table:table-cell>
          <table:table-cell office:value-type="float" office:value="202344" table:style-name="ce11">
            <text:p>202,344</text:p>
          </table:table-cell>
          <table:table-cell office:value-type="float" office:value="99059" table:style-name="ce11">
            <text:p>99,059</text:p>
          </table:table-cell>
          <table:table-cell office:value-type="float" office:value="103285" table:style-name="ce23">
            <text:p>103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467" table:style-name="ce9">
            <text:p>34,467</text:p>
          </table:table-cell>
          <table:table-cell office:value-type="float" office:value="89254" table:style-name="ce11">
            <text:p>89,254</text:p>
          </table:table-cell>
          <table:table-cell office:value-type="float" office:value="44890" table:style-name="ce11">
            <text:p>44,890</text:p>
          </table:table-cell>
          <table:table-cell office:value-type="float" office:value="44364" table:style-name="ce23">
            <text:p>44,3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010" table:style-name="ce9">
            <text:p>29,010</text:p>
          </table:table-cell>
          <table:table-cell office:value-type="float" office:value="78552" table:style-name="ce11">
            <text:p>78,552</text:p>
          </table:table-cell>
          <table:table-cell office:value-type="float" office:value="38725" table:style-name="ce11">
            <text:p>38,725</text:p>
          </table:table-cell>
          <table:table-cell office:value-type="float" office:value="39827" table:style-name="ce23">
            <text:p>39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8416" table:style-name="ce9">
            <text:p>48,416</text:p>
          </table:table-cell>
          <table:table-cell office:value-type="float" office:value="119939" table:style-name="ce11">
            <text:p>119,939</text:p>
          </table:table-cell>
          <table:table-cell office:value-type="float" office:value="58320" table:style-name="ce11">
            <text:p>58,320</text:p>
          </table:table-cell>
          <table:table-cell office:value-type="float" office:value="61619" table:style-name="ce23">
            <text:p>61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08" table:style-name="ce9">
            <text:p>9,808</text:p>
          </table:table-cell>
          <table:table-cell office:value-type="float" office:value="23780" table:style-name="ce11">
            <text:p>23,780</text:p>
          </table:table-cell>
          <table:table-cell office:value-type="float" office:value="11876" table:style-name="ce11">
            <text:p>11,876</text:p>
          </table:table-cell>
          <table:table-cell office:value-type="float" office:value="11904" table:style-name="ce23">
            <text:p>11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13" table:style-name="ce9">
            <text:p>3,413</text:p>
          </table:table-cell>
          <table:table-cell office:value-type="float" office:value="7578" table:style-name="ce11">
            <text:p>7,578</text:p>
          </table:table-cell>
          <table:table-cell office:value-type="float" office:value="4139" table:style-name="ce11">
            <text:p>4,139</text:p>
          </table:table-cell>
          <table:table-cell office:value-type="float" office:value="3439" table:style-name="ce23">
            <text:p>3,4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3" table:style-name="ce9">
            <text:p>2,543</text:p>
          </table:table-cell>
          <table:table-cell office:value-type="float" office:value="6688" table:style-name="ce11">
            <text:p>6,688</text:p>
          </table:table-cell>
          <table:table-cell office:value-type="float" office:value="3646" table:style-name="ce11">
            <text:p>3,646</text:p>
          </table:table-cell>
          <table:table-cell office:value-type="float" office:value="3042" table:style-name="ce23">
            <text:p>3,0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08" table:style-name="ce9">
            <text:p>9,608</text:p>
          </table:table-cell>
          <table:table-cell office:value-type="float" office:value="22579" table:style-name="ce11">
            <text:p>22,579</text:p>
          </table:table-cell>
          <table:table-cell office:value-type="float" office:value="11602" table:style-name="ce11">
            <text:p>11,602</text:p>
          </table:table-cell>
          <table:table-cell office:value-type="float" office:value="10977" table:style-name="ce23">
            <text:p>10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48" table:style-name="ce9">
            <text:p>4,248</text:p>
          </table:table-cell>
          <table:table-cell office:value-type="float" office:value="11539" table:style-name="ce11">
            <text:p>11,539</text:p>
          </table:table-cell>
          <table:table-cell office:value-type="float" office:value="6005" table:style-name="ce11">
            <text:p>6,005</text:p>
          </table:table-cell>
          <table:table-cell office:value-type="float" office:value="5534" table:style-name="ce23">
            <text:p>5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472" table:style-name="ce9">
            <text:p>15,472</text:p>
          </table:table-cell>
          <table:table-cell office:value-type="float" office:value="39665" table:style-name="ce11">
            <text:p>39,665</text:p>
          </table:table-cell>
          <table:table-cell office:value-type="float" office:value="19780" table:style-name="ce11">
            <text:p>19,780</text:p>
          </table:table-cell>
          <table:table-cell office:value-type="float" office:value="19885" table:style-name="ce23">
            <text:p>19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65" table:style-name="ce9">
            <text:p>2,265</text:p>
          </table:table-cell>
          <table:table-cell office:value-type="float" office:value="4445" table:style-name="ce11">
            <text:p>4,445</text:p>
          </table:table-cell>
          <table:table-cell office:value-type="float" office:value="2488" table:style-name="ce11">
            <text:p>2,488</text:p>
          </table:table-cell>
          <table:table-cell office:value-type="float" office:value="1957" table:style-name="ce23">
            <text:p>1,9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46" table:style-name="ce9">
            <text:p>3,746</text:p>
          </table:table-cell>
          <table:table-cell office:value-type="float" office:value="8488" table:style-name="ce11">
            <text:p>8,488</text:p>
          </table:table-cell>
          <table:table-cell office:value-type="float" office:value="4605" table:style-name="ce11">
            <text:p>4,605</text:p>
          </table:table-cell>
          <table:table-cell office:value-type="float" office:value="3883" table:style-name="ce23">
            <text:p>3,8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60" table:style-name="ce9">
            <text:p>4,360</text:p>
          </table:table-cell>
          <table:table-cell office:value-type="float" office:value="11826" table:style-name="ce11">
            <text:p>11,826</text:p>
          </table:table-cell>
          <table:table-cell office:value-type="float" office:value="6046" table:style-name="ce11">
            <text:p>6,046</text:p>
          </table:table-cell>
          <table:table-cell office:value-type="float" office:value="5780" table:style-name="ce23">
            <text:p>5,7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88" table:style-name="ce9">
            <text:p>7,188</text:p>
          </table:table-cell>
          <table:table-cell office:value-type="float" office:value="21177" table:style-name="ce11">
            <text:p>21,177</text:p>
          </table:table-cell>
          <table:table-cell office:value-type="float" office:value="10406" table:style-name="ce11">
            <text:p>10,406</text:p>
          </table:table-cell>
          <table:table-cell office:value-type="float" office:value="10771" table:style-name="ce23">
            <text:p>10,7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43" table:style-name="ce9">
            <text:p>7,543</text:p>
          </table:table-cell>
          <table:table-cell office:value-type="float" office:value="21732" table:style-name="ce11">
            <text:p>21,732</text:p>
          </table:table-cell>
          <table:table-cell office:value-type="float" office:value="10879" table:style-name="ce11">
            <text:p>10,879</text:p>
          </table:table-cell>
          <table:table-cell office:value-type="float" office:value="10853" table:style-name="ce23">
            <text:p>10,85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18" table:style-name="ce16">
            <text:p>1,918</text:p>
          </table:table-cell>
          <table:table-cell office:value-type="float" office:value="6380" table:style-name="ce18">
            <text:p>6,380</text:p>
          </table:table-cell>
          <table:table-cell office:value-type="float" office:value="3117" table:style-name="ce18">
            <text:p>3,117</text:p>
          </table:table-cell>
          <table:table-cell office:value-type="float" office:value="3263" table:style-name="ce19">
            <text:p>3,263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2479" table:style-name="ce71">
            <text:p>1,062,479</text:p>
          </table:table-cell>
          <table:table-cell office:value-type="float" office:value="2610762" table:style-name="ce79">
            <text:p>2,610,762</text:p>
          </table:table-cell>
          <table:table-cell office:value-type="float" office:value="1242747" table:style-name="ce79">
            <text:p>1,242,747</text:p>
          </table:table-cell>
          <table:table-cell office:value-type="float" office:value="1368015" table:style-name="ce73">
            <text:p>1,368,0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055" table:style-name="ce52">
            <text:p>81,055</text:p>
          </table:table-cell>
          <table:table-cell office:value-type="float" office:value="200837" table:style-name="ce11">
            <text:p>200,837</text:p>
          </table:table-cell>
          <table:table-cell office:value-type="float" office:value="93797" table:style-name="ce11">
            <text:p>93,797</text:p>
          </table:table-cell>
          <table:table-cell office:value-type="float" office:value="107040" table:style-name="ce10">
            <text:p>107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178" table:style-name="ce52">
            <text:p>89,178</text:p>
          </table:table-cell>
          <table:table-cell office:value-type="float" office:value="216333" table:style-name="ce11">
            <text:p>216,333</text:p>
          </table:table-cell>
          <table:table-cell office:value-type="float" office:value="102691" table:style-name="ce11">
            <text:p>102,691</text:p>
          </table:table-cell>
          <table:table-cell office:value-type="float" office:value="113642" table:style-name="ce10">
            <text:p>113,6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488" table:style-name="ce52">
            <text:p>121,488</text:p>
          </table:table-cell>
          <table:table-cell office:value-type="float" office:value="303396" table:style-name="ce11">
            <text:p>303,396</text:p>
          </table:table-cell>
          <table:table-cell office:value-type="float" office:value="141227" table:style-name="ce11">
            <text:p>141,227</text:p>
          </table:table-cell>
          <table:table-cell office:value-type="float" office:value="162169" table:style-name="ce10">
            <text:p>162,1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1055" table:style-name="ce52">
            <text:p>101,055</text:p>
          </table:table-cell>
          <table:table-cell office:value-type="float" office:value="224942" table:style-name="ce11">
            <text:p>224,942</text:p>
          </table:table-cell>
          <table:table-cell office:value-type="float" office:value="104231" table:style-name="ce11">
            <text:p>104,231</text:p>
          </table:table-cell>
          <table:table-cell office:value-type="float" office:value="120711" table:style-name="ce10">
            <text:p>120,7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855" table:style-name="ce52">
            <text:p>65,855</text:p>
          </table:table-cell>
          <table:table-cell office:value-type="float" office:value="155527" table:style-name="ce11">
            <text:p>155,527</text:p>
          </table:table-cell>
          <table:table-cell office:value-type="float" office:value="74080" table:style-name="ce11">
            <text:p>74,080</text:p>
          </table:table-cell>
          <table:table-cell office:value-type="float" office:value="81447" table:style-name="ce10">
            <text:p>81,4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114" table:style-name="ce52">
            <text:p>52,114</text:p>
          </table:table-cell>
          <table:table-cell office:value-type="float" office:value="124270" table:style-name="ce11">
            <text:p>124,270</text:p>
          </table:table-cell>
          <table:table-cell office:value-type="float" office:value="60205" table:style-name="ce11">
            <text:p>60,205</text:p>
          </table:table-cell>
          <table:table-cell office:value-type="float" office:value="64065" table:style-name="ce10">
            <text:p>64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443" table:style-name="ce52">
            <text:p>79,443</text:p>
          </table:table-cell>
          <table:table-cell office:value-type="float" office:value="183985" table:style-name="ce11">
            <text:p>183,985</text:p>
          </table:table-cell>
          <table:table-cell office:value-type="float" office:value="90076" table:style-name="ce11">
            <text:p>90,076</text:p>
          </table:table-cell>
          <table:table-cell office:value-type="float" office:value="93909" table:style-name="ce10">
            <text:p>93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783" table:style-name="ce52">
            <text:p>107,783</text:p>
          </table:table-cell>
          <table:table-cell office:value-type="float" office:value="268848" table:style-name="ce11">
            <text:p>268,848</text:p>
          </table:table-cell>
          <table:table-cell office:value-type="float" office:value="128437" table:style-name="ce11">
            <text:p>128,437</text:p>
          </table:table-cell>
          <table:table-cell office:value-type="float" office:value="140411" table:style-name="ce10">
            <text:p>140,4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8115" table:style-name="ce52">
            <text:p>48,115</text:p>
          </table:table-cell>
          <table:table-cell office:value-type="float" office:value="119206" table:style-name="ce11">
            <text:p>119,206</text:p>
          </table:table-cell>
          <table:table-cell office:value-type="float" office:value="58129" table:style-name="ce11">
            <text:p>58,129</text:p>
          </table:table-cell>
          <table:table-cell office:value-type="float" office:value="61077" table:style-name="ce10">
            <text:p>61,0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961" table:style-name="ce52">
            <text:p>109,961</text:p>
          </table:table-cell>
          <table:table-cell office:value-type="float" office:value="283028" table:style-name="ce11">
            <text:p>283,028</text:p>
          </table:table-cell>
          <table:table-cell office:value-type="float" office:value="134872" table:style-name="ce11">
            <text:p>134,872</text:p>
          </table:table-cell>
          <table:table-cell office:value-type="float" office:value="148156" table:style-name="ce10">
            <text:p>148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196" table:style-name="ce52">
            <text:p>108,196</text:p>
          </table:table-cell>
          <table:table-cell office:value-type="float" office:value="279539" table:style-name="ce11">
            <text:p>279,539</text:p>
          </table:table-cell>
          <table:table-cell office:value-type="float" office:value="134581" table:style-name="ce11">
            <text:p>134,581</text:p>
          </table:table-cell>
          <table:table-cell office:value-type="float" office:value="144958" table:style-name="ce10">
            <text:p>144,95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236" table:style-name="ce53">
            <text:p>98,236</text:p>
          </table:table-cell>
          <table:table-cell office:value-type="float" office:value="250851" table:style-name="ce18">
            <text:p>250,851</text:p>
          </table:table-cell>
          <table:table-cell office:value-type="float" office:value="120421" table:style-name="ce18">
            <text:p>120,421</text:p>
          </table:table-cell>
          <table:table-cell office:value-type="float" office:value="130430" table:style-name="ce17">
            <text:p>130,430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43014" table:style-name="ce71">
            <text:p>843,014</text:p>
          </table:table-cell>
          <table:table-cell office:value-type="float" office:value="2264231" table:style-name="ce79">
            <text:p>2,264,231</text:p>
          </table:table-cell>
          <table:table-cell office:value-type="float" office:value="1122406" table:style-name="ce79">
            <text:p>1,122,406</text:p>
          </table:table-cell>
          <table:table-cell office:value-type="float" office:value="1141825" table:style-name="ce83">
            <text:p>1,141,82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7132" table:style-name="ce52">
            <text:p>177,132</text:p>
          </table:table-cell>
          <table:table-cell office:value-type="float" office:value="456245" table:style-name="ce11">
            <text:p>456,245</text:p>
          </table:table-cell>
          <table:table-cell office:value-type="float" office:value="220641" table:style-name="ce11">
            <text:p>220,641</text:p>
          </table:table-cell>
          <table:table-cell office:value-type="float" office:value="235604" table:style-name="ce23">
            <text:p>235,60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0652" table:style-name="ce52">
            <text:p>160,652</text:p>
          </table:table-cell>
          <table:table-cell office:value-type="float" office:value="421358" table:style-name="ce11">
            <text:p>421,358</text:p>
          </table:table-cell>
          <table:table-cell office:value-type="float" office:value="206591" table:style-name="ce11">
            <text:p>206,591</text:p>
          </table:table-cell>
          <table:table-cell office:value-type="float" office:value="214767" table:style-name="ce23">
            <text:p>214,76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065" table:style-name="ce52">
            <text:p>34,065</text:p>
          </table:table-cell>
          <table:table-cell office:value-type="float" office:value="95767" table:style-name="ce11">
            <text:p>95,767</text:p>
          </table:table-cell>
          <table:table-cell office:value-type="float" office:value="48660" table:style-name="ce11">
            <text:p>48,660</text:p>
          </table:table-cell>
          <table:table-cell office:value-type="float" office:value="47107" table:style-name="ce23">
            <text:p>47,10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2289" table:style-name="ce52">
            <text:p>62,289</text:p>
          </table:table-cell>
          <table:table-cell office:value-type="float" office:value="174738" table:style-name="ce11">
            <text:p>174,738</text:p>
          </table:table-cell>
          <table:table-cell office:value-type="float" office:value="87724" table:style-name="ce11">
            <text:p>87,724</text:p>
          </table:table-cell>
          <table:table-cell office:value-type="float" office:value="87014" table:style-name="ce23">
            <text:p>87,01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189" table:style-name="ce52">
            <text:p>61,189</text:p>
          </table:table-cell>
          <table:table-cell office:value-type="float" office:value="166921" table:style-name="ce11">
            <text:p>166,921</text:p>
          </table:table-cell>
          <table:table-cell office:value-type="float" office:value="82599" table:style-name="ce11">
            <text:p>82,599</text:p>
          </table:table-cell>
          <table:table-cell office:value-type="float" office:value="84322" table:style-name="ce23">
            <text:p>84,32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561" table:style-name="ce52">
            <text:p>35,561</text:p>
          </table:table-cell>
          <table:table-cell office:value-type="float" office:value="93482" table:style-name="ce11">
            <text:p>93,482</text:p>
          </table:table-cell>
          <table:table-cell office:value-type="float" office:value="47539" table:style-name="ce11">
            <text:p>47,539</text:p>
          </table:table-cell>
          <table:table-cell office:value-type="float" office:value="45943" table:style-name="ce23">
            <text:p>45,94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5289" table:style-name="ce52">
            <text:p>65,289</text:p>
          </table:table-cell>
          <table:table-cell office:value-type="float" office:value="164138" table:style-name="ce11">
            <text:p>164,138</text:p>
          </table:table-cell>
          <table:table-cell office:value-type="float" office:value="81489" table:style-name="ce11">
            <text:p>81,489</text:p>
          </table:table-cell>
          <table:table-cell office:value-type="float" office:value="82649" table:style-name="ce23">
            <text:p>82,64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6112" table:style-name="ce52">
            <text:p>76,112</text:p>
          </table:table-cell>
          <table:table-cell office:value-type="float" office:value="208374" table:style-name="ce11">
            <text:p>208,374</text:p>
          </table:table-cell>
          <table:table-cell office:value-type="float" office:value="103658" table:style-name="ce11">
            <text:p>103,658</text:p>
          </table:table-cell>
          <table:table-cell office:value-type="float" office:value="104716" table:style-name="ce23">
            <text:p>104,71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994" table:style-name="ce52">
            <text:p>43,994</text:p>
          </table:table-cell>
          <table:table-cell office:value-type="float" office:value="124222" table:style-name="ce11">
            <text:p>124,222</text:p>
          </table:table-cell>
          <table:table-cell office:value-type="float" office:value="61952" table:style-name="ce11">
            <text:p>61,952</text:p>
          </table:table-cell>
          <table:table-cell office:value-type="float" office:value="62270" table:style-name="ce23">
            <text:p>62,27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0906" table:style-name="ce52">
            <text:p>80,906</text:p>
          </table:table-cell>
          <table:table-cell office:value-type="float" office:value="228560" table:style-name="ce11">
            <text:p>228,560</text:p>
          </table:table-cell>
          <table:table-cell office:value-type="float" office:value="113126" table:style-name="ce11">
            <text:p>113,126</text:p>
          </table:table-cell>
          <table:table-cell office:value-type="float" office:value="115434" table:style-name="ce23">
            <text:p>115,43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216" table:style-name="ce52">
            <text:p>17,216</text:p>
          </table:table-cell>
          <table:table-cell office:value-type="float" office:value="49329" table:style-name="ce11">
            <text:p>49,329</text:p>
          </table:table-cell>
          <table:table-cell office:value-type="float" office:value="26207" table:style-name="ce11">
            <text:p>26,207</text:p>
          </table:table-cell>
          <table:table-cell office:value-type="float" office:value="23122" table:style-name="ce23">
            <text:p>23,12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745" table:style-name="ce52">
            <text:p>24,745</text:p>
          </table:table-cell>
          <table:table-cell office:value-type="float" office:value="68781" table:style-name="ce11">
            <text:p>68,781</text:p>
          </table:table-cell>
          <table:table-cell office:value-type="float" office:value="35577" table:style-name="ce11">
            <text:p>35,577</text:p>
          </table:table-cell>
          <table:table-cell office:value-type="float" office:value="33204" table:style-name="ce23">
            <text:p>33,204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64" table:style-name="ce53">
            <text:p>3,864</text:p>
          </table:table-cell>
          <table:table-cell office:value-type="float" office:value="12316" table:style-name="ce18">
            <text:p>12,316</text:p>
          </table:table-cell>
          <table:table-cell office:value-type="float" office:value="6643" table:style-name="ce18">
            <text:p>6,643</text:p>
          </table:table-cell>
          <table:table-cell office:value-type="float" office:value="5673" table:style-name="ce19">
            <text:p>5,673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99266" table:style-name="ce71">
            <text:p>999,266</text:p>
          </table:table-cell>
          <table:table-cell office:value-type="float" office:value="2816779" table:style-name="ce79">
            <text:p>2,816,779</text:p>
          </table:table-cell>
          <table:table-cell office:value-type="float" office:value="1384042" table:style-name="ce79">
            <text:p>1,384,042</text:p>
          </table:table-cell>
          <table:table-cell office:value-type="float" office:value="1432737" table:style-name="ce73">
            <text:p>1,432,73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67" table:style-name="ce52">
            <text:p>7,967</text:p>
          </table:table-cell>
          <table:table-cell office:value-type="float" office:value="18207" table:style-name="ce11">
            <text:p>18,207</text:p>
          </table:table-cell>
          <table:table-cell office:value-type="float" office:value="9008" table:style-name="ce11">
            <text:p>9,008</text:p>
          </table:table-cell>
          <table:table-cell office:value-type="float" office:value="9199" table:style-name="ce10">
            <text:p>9,19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772" table:style-name="ce52">
            <text:p>28,772</text:p>
          </table:table-cell>
          <table:table-cell office:value-type="float" office:value="75748" table:style-name="ce11">
            <text:p>75,748</text:p>
          </table:table-cell>
          <table:table-cell office:value-type="float" office:value="37520" table:style-name="ce11">
            <text:p>37,520</text:p>
          </table:table-cell>
          <table:table-cell office:value-type="float" office:value="38228" table:style-name="ce10">
            <text:p>38,22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131" table:style-name="ce52">
            <text:p>50,131</text:p>
          </table:table-cell>
          <table:table-cell office:value-type="float" office:value="126605" table:style-name="ce11">
            <text:p>126,605</text:p>
          </table:table-cell>
          <table:table-cell office:value-type="float" office:value="60546" table:style-name="ce11">
            <text:p>60,546</text:p>
          </table:table-cell>
          <table:table-cell office:value-type="float" office:value="66059" table:style-name="ce10">
            <text:p>66,05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289" table:style-name="ce52">
            <text:p>46,289</text:p>
          </table:table-cell>
          <table:table-cell office:value-type="float" office:value="114633" table:style-name="ce11">
            <text:p>114,633</text:p>
          </table:table-cell>
          <table:table-cell office:value-type="float" office:value="54257" table:style-name="ce11">
            <text:p>54,257</text:p>
          </table:table-cell>
          <table:table-cell office:value-type="float" office:value="60376" table:style-name="ce10">
            <text:p>60,37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521" table:style-name="ce52">
            <text:p>60,521</text:p>
          </table:table-cell>
          <table:table-cell office:value-type="float" office:value="146622" table:style-name="ce11">
            <text:p>146,622</text:p>
          </table:table-cell>
          <table:table-cell office:value-type="float" office:value="69857" table:style-name="ce11">
            <text:p>69,857</text:p>
          </table:table-cell>
          <table:table-cell office:value-type="float" office:value="76765" table:style-name="ce10">
            <text:p>76,76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9563" table:style-name="ce52">
            <text:p>89,563</text:p>
          </table:table-cell>
          <table:table-cell office:value-type="float" office:value="230904" table:style-name="ce11">
            <text:p>230,904</text:p>
          </table:table-cell>
          <table:table-cell office:value-type="float" office:value="110591" table:style-name="ce11">
            <text:p>110,591</text:p>
          </table:table-cell>
          <table:table-cell office:value-type="float" office:value="120313" table:style-name="ce10">
            <text:p>120,31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6383" table:style-name="ce52">
            <text:p>66,383</text:p>
          </table:table-cell>
          <table:table-cell office:value-type="float" office:value="175233" table:style-name="ce11">
            <text:p>175,233</text:p>
          </table:table-cell>
          <table:table-cell office:value-type="float" office:value="83677" table:style-name="ce11">
            <text:p>83,677</text:p>
          </table:table-cell>
          <table:table-cell office:value-type="float" office:value="91556" table:style-name="ce10">
            <text:p>91,55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6778" table:style-name="ce52">
            <text:p>106,778</text:p>
          </table:table-cell>
          <table:table-cell office:value-type="float" office:value="285981" table:style-name="ce11">
            <text:p>285,981</text:p>
          </table:table-cell>
          <table:table-cell office:value-type="float" office:value="136582" table:style-name="ce11">
            <text:p>136,582</text:p>
          </table:table-cell>
          <table:table-cell office:value-type="float" office:value="149399" table:style-name="ce10">
            <text:p>149,399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108" table:style-name="ce52">
            <text:p>55,108</text:p>
          </table:table-cell>
          <table:table-cell office:value-type="float" office:value="166213" table:style-name="ce11">
            <text:p>166,213</text:p>
          </table:table-cell>
          <table:table-cell office:value-type="float" office:value="81930" table:style-name="ce11">
            <text:p>81,930</text:p>
          </table:table-cell>
          <table:table-cell office:value-type="float" office:value="84283" table:style-name="ce10">
            <text:p>84,28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508" table:style-name="ce52">
            <text:p>17,508</text:p>
          </table:table-cell>
          <table:table-cell office:value-type="float" office:value="49319" table:style-name="ce11">
            <text:p>49,319</text:p>
          </table:table-cell>
          <table:table-cell office:value-type="float" office:value="25283" table:style-name="ce11">
            <text:p>25,283</text:p>
          </table:table-cell>
          <table:table-cell office:value-type="float" office:value="24036" table:style-name="ce10">
            <text:p>24,03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742" table:style-name="ce52">
            <text:p>23,742</text:p>
          </table:table-cell>
          <table:table-cell office:value-type="float" office:value="76106" table:style-name="ce11">
            <text:p>76,106</text:p>
          </table:table-cell>
          <table:table-cell office:value-type="float" office:value="38177" table:style-name="ce11">
            <text:p>38,177</text:p>
          </table:table-cell>
          <table:table-cell office:value-type="float" office:value="37929" table:style-name="ce10">
            <text:p>37,92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9110" table:style-name="ce52">
            <text:p>29,110</text:p>
          </table:table-cell>
          <table:table-cell office:value-type="float" office:value="87810" table:style-name="ce11">
            <text:p>87,810</text:p>
          </table:table-cell>
          <table:table-cell office:value-type="float" office:value="44869" table:style-name="ce11">
            <text:p>44,869</text:p>
          </table:table-cell>
          <table:table-cell office:value-type="float" office:value="42941" table:style-name="ce10">
            <text:p>42,94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216" table:style-name="ce52">
            <text:p>31,216</text:p>
          </table:table-cell>
          <table:table-cell office:value-type="float" office:value="95101" table:style-name="ce11">
            <text:p>95,101</text:p>
          </table:table-cell>
          <table:table-cell office:value-type="float" office:value="47839" table:style-name="ce11">
            <text:p>47,839</text:p>
          </table:table-cell>
          <table:table-cell office:value-type="float" office:value="47262" table:style-name="ce10">
            <text:p>47,26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948" table:style-name="ce52">
            <text:p>18,948</text:p>
          </table:table-cell>
          <table:table-cell office:value-type="float" office:value="59175" table:style-name="ce11">
            <text:p>59,175</text:p>
          </table:table-cell>
          <table:table-cell office:value-type="float" office:value="29637" table:style-name="ce11">
            <text:p>29,637</text:p>
          </table:table-cell>
          <table:table-cell office:value-type="float" office:value="29538" table:style-name="ce10">
            <text:p>29,53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758" table:style-name="ce52">
            <text:p>16,758</text:p>
          </table:table-cell>
          <table:table-cell office:value-type="float" office:value="54375" table:style-name="ce11">
            <text:p>54,375</text:p>
          </table:table-cell>
          <table:table-cell office:value-type="float" office:value="27566" table:style-name="ce11">
            <text:p>27,566</text:p>
          </table:table-cell>
          <table:table-cell office:value-type="float" office:value="26809" table:style-name="ce10">
            <text:p>26,80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182" table:style-name="ce52">
            <text:p>20,182</text:p>
          </table:table-cell>
          <table:table-cell office:value-type="float" office:value="65547" table:style-name="ce11">
            <text:p>65,547</text:p>
          </table:table-cell>
          <table:table-cell office:value-type="float" office:value="33390" table:style-name="ce11">
            <text:p>33,390</text:p>
          </table:table-cell>
          <table:table-cell office:value-type="float" office:value="32157" table:style-name="ce10">
            <text:p>32,15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417" table:style-name="ce52">
            <text:p>37,417</text:p>
          </table:table-cell>
          <table:table-cell office:value-type="float" office:value="109282" table:style-name="ce11">
            <text:p>109,282</text:p>
          </table:table-cell>
          <table:table-cell office:value-type="float" office:value="53917" table:style-name="ce11">
            <text:p>53,917</text:p>
          </table:table-cell>
          <table:table-cell office:value-type="float" office:value="55365" table:style-name="ce10">
            <text:p>55,3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534" table:style-name="ce52">
            <text:p>30,534</text:p>
          </table:table-cell>
          <table:table-cell office:value-type="float" office:value="95674" table:style-name="ce11">
            <text:p>95,674</text:p>
          </table:table-cell>
          <table:table-cell office:value-type="float" office:value="47602" table:style-name="ce11">
            <text:p>47,602</text:p>
          </table:table-cell>
          <table:table-cell office:value-type="float" office:value="48072" table:style-name="ce10">
            <text:p>48,07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15" table:style-name="ce52">
            <text:p>7,715</text:p>
          </table:table-cell>
          <table:table-cell office:value-type="float" office:value="24140" table:style-name="ce11">
            <text:p>24,140</text:p>
          </table:table-cell>
          <table:table-cell office:value-type="float" office:value="12469" table:style-name="ce11">
            <text:p>12,469</text:p>
          </table:table-cell>
          <table:table-cell office:value-type="float" office:value="11671" table:style-name="ce10">
            <text:p>11,67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53" table:style-name="ce52">
            <text:p>4,953</text:p>
          </table:table-cell>
          <table:table-cell office:value-type="float" office:value="14651" table:style-name="ce11">
            <text:p>14,651</text:p>
          </table:table-cell>
          <table:table-cell office:value-type="float" office:value="7560" table:style-name="ce11">
            <text:p>7,560</text:p>
          </table:table-cell>
          <table:table-cell office:value-type="float" office:value="7091" table:style-name="ce10">
            <text:p>7,09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68" table:style-name="ce52">
            <text:p>9,968</text:p>
          </table:table-cell>
          <table:table-cell office:value-type="float" office:value="32013" table:style-name="ce11">
            <text:p>32,013</text:p>
          </table:table-cell>
          <table:table-cell office:value-type="float" office:value="16314" table:style-name="ce11">
            <text:p>16,314</text:p>
          </table:table-cell>
          <table:table-cell office:value-type="float" office:value="15699" table:style-name="ce10">
            <text:p>15,6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32" table:style-name="ce52">
            <text:p>5,632</text:p>
          </table:table-cell>
          <table:table-cell office:value-type="float" office:value="18965" table:style-name="ce11">
            <text:p>18,965</text:p>
          </table:table-cell>
          <table:table-cell office:value-type="float" office:value="10012" table:style-name="ce11">
            <text:p>10,012</text:p>
          </table:table-cell>
          <table:table-cell office:value-type="float" office:value="8953" table:style-name="ce10">
            <text:p>8,95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6349" table:style-name="ce52">
            <text:p>26,349</text:p>
          </table:table-cell>
          <table:table-cell office:value-type="float" office:value="76157" table:style-name="ce11">
            <text:p>76,157</text:p>
          </table:table-cell>
          <table:table-cell office:value-type="float" office:value="38079" table:style-name="ce11">
            <text:p>38,079</text:p>
          </table:table-cell>
          <table:table-cell office:value-type="float" office:value="38078" table:style-name="ce10">
            <text:p>38,07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200" table:style-name="ce52">
            <text:p>18,200</text:p>
          </table:table-cell>
          <table:table-cell office:value-type="float" office:value="56724" table:style-name="ce11">
            <text:p>56,724</text:p>
          </table:table-cell>
          <table:table-cell office:value-type="float" office:value="28916" table:style-name="ce11">
            <text:p>28,916</text:p>
          </table:table-cell>
          <table:table-cell office:value-type="float" office:value="27808" table:style-name="ce10">
            <text:p>27,8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083" table:style-name="ce52">
            <text:p>24,083</text:p>
          </table:table-cell>
          <table:table-cell office:value-type="float" office:value="77988" table:style-name="ce11">
            <text:p>77,988</text:p>
          </table:table-cell>
          <table:table-cell office:value-type="float" office:value="39192" table:style-name="ce11">
            <text:p>39,192</text:p>
          </table:table-cell>
          <table:table-cell office:value-type="float" office:value="38796" table:style-name="ce10">
            <text:p>38,7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806" table:style-name="ce52">
            <text:p>20,806</text:p>
          </table:table-cell>
          <table:table-cell office:value-type="float" office:value="65148" table:style-name="ce11">
            <text:p>65,148</text:p>
          </table:table-cell>
          <table:table-cell office:value-type="float" office:value="32976" table:style-name="ce11">
            <text:p>32,976</text:p>
          </table:table-cell>
          <table:table-cell office:value-type="float" office:value="32172" table:style-name="ce10">
            <text:p>32,17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7641" table:style-name="ce52">
            <text:p>67,641</text:p>
          </table:table-cell>
          <table:table-cell office:value-type="float" office:value="194690" table:style-name="ce11">
            <text:p>194,690</text:p>
          </table:table-cell>
          <table:table-cell office:value-type="float" office:value="96191" table:style-name="ce11">
            <text:p>96,191</text:p>
          </table:table-cell>
          <table:table-cell office:value-type="float" office:value="98499" table:style-name="ce10">
            <text:p>98,4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2353" table:style-name="ce52">
            <text:p>72,353</text:p>
          </table:table-cell>
          <table:table-cell office:value-type="float" office:value="212945" table:style-name="ce11">
            <text:p>212,945</text:p>
          </table:table-cell>
          <table:table-cell office:value-type="float" office:value="104283" table:style-name="ce11">
            <text:p>104,283</text:p>
          </table:table-cell>
          <table:table-cell office:value-type="float" office:value="108662" table:style-name="ce10">
            <text:p>108,66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39" table:style-name="ce53">
            <text:p>4,639</text:p>
          </table:table-cell>
          <table:table-cell office:value-type="float" office:value="10823" table:style-name="ce18">
            <text:p>10,823</text:p>
          </table:table-cell>
          <table:table-cell office:value-type="float" office:value="5802" table:style-name="ce18">
            <text:p>5,802</text:p>
          </table:table-cell>
          <table:table-cell office:value-type="float" office:value="5021" table:style-name="ce17">
            <text:p>5,021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02974" table:style-name="ce71">
            <text:p>702,974</text:p>
          </table:table-cell>
          <table:table-cell office:value-type="float" office:value="1876364" table:style-name="ce79">
            <text:p>1,876,364</text:p>
          </table:table-cell>
          <table:table-cell office:value-type="float" office:value="934659" table:style-name="ce79">
            <text:p>934,659</text:p>
          </table:table-cell>
          <table:table-cell office:value-type="float" office:value="941705" table:style-name="ce73">
            <text:p>941,7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461" table:style-name="ce52">
            <text:p>29,461</text:p>
          </table:table-cell>
          <table:table-cell office:value-type="float" office:value="76481" table:style-name="ce11">
            <text:p>76,481</text:p>
          </table:table-cell>
          <table:table-cell office:value-type="float" office:value="37812" table:style-name="ce11">
            <text:p>37,812</text:p>
          </table:table-cell>
          <table:table-cell office:value-type="float" office:value="38669" table:style-name="ce10">
            <text:p>38,6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32" table:style-name="ce52">
            <text:p>10,132</text:p>
          </table:table-cell>
          <table:table-cell office:value-type="float" office:value="25065" table:style-name="ce11">
            <text:p>25,065</text:p>
          </table:table-cell>
          <table:table-cell office:value-type="float" office:value="13047" table:style-name="ce11">
            <text:p>13,047</text:p>
          </table:table-cell>
          <table:table-cell office:value-type="float" office:value="12018" table:style-name="ce10">
            <text:p>12,0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52" table:style-name="ce52">
            <text:p>10,752</text:p>
          </table:table-cell>
          <table:table-cell office:value-type="float" office:value="27376" table:style-name="ce11">
            <text:p>27,376</text:p>
          </table:table-cell>
          <table:table-cell office:value-type="float" office:value="14303" table:style-name="ce11">
            <text:p>14,303</text:p>
          </table:table-cell>
          <table:table-cell office:value-type="float" office:value="13073" table:style-name="ce10">
            <text:p>13,0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92" table:style-name="ce52">
            <text:p>7,992</text:p>
          </table:table-cell>
          <table:table-cell office:value-type="float" office:value="20891" table:style-name="ce11">
            <text:p>20,891</text:p>
          </table:table-cell>
          <table:table-cell office:value-type="float" office:value="10860" table:style-name="ce11">
            <text:p>10,860</text:p>
          </table:table-cell>
          <table:table-cell office:value-type="float" office:value="10031" table:style-name="ce10">
            <text:p>10,0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74" table:style-name="ce52">
            <text:p>8,774</text:p>
          </table:table-cell>
          <table:table-cell office:value-type="float" office:value="22802" table:style-name="ce11">
            <text:p>22,802</text:p>
          </table:table-cell>
          <table:table-cell office:value-type="float" office:value="11829" table:style-name="ce11">
            <text:p>11,829</text:p>
          </table:table-cell>
          <table:table-cell office:value-type="float" office:value="10973" table:style-name="ce10">
            <text:p>10,9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94" table:style-name="ce52">
            <text:p>8,294</text:p>
          </table:table-cell>
          <table:table-cell office:value-type="float" office:value="20223" table:style-name="ce11">
            <text:p>20,223</text:p>
          </table:table-cell>
          <table:table-cell office:value-type="float" office:value="10757" table:style-name="ce11">
            <text:p>10,757</text:p>
          </table:table-cell>
          <table:table-cell office:value-type="float" office:value="9466" table:style-name="ce10">
            <text:p>9,4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047" table:style-name="ce52">
            <text:p>16,047</text:p>
          </table:table-cell>
          <table:table-cell office:value-type="float" office:value="43750" table:style-name="ce11">
            <text:p>43,750</text:p>
          </table:table-cell>
          <table:table-cell office:value-type="float" office:value="22231" table:style-name="ce11">
            <text:p>22,231</text:p>
          </table:table-cell>
          <table:table-cell office:value-type="float" office:value="21519" table:style-name="ce10">
            <text:p>21,5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431" table:style-name="ce52">
            <text:p>9,431</text:p>
          </table:table-cell>
          <table:table-cell office:value-type="float" office:value="23507" table:style-name="ce11">
            <text:p>23,507</text:p>
          </table:table-cell>
          <table:table-cell office:value-type="float" office:value="12145" table:style-name="ce11">
            <text:p>12,145</text:p>
          </table:table-cell>
          <table:table-cell office:value-type="float" office:value="11362" table:style-name="ce10">
            <text:p>11,3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95" table:style-name="ce52">
            <text:p>7,895</text:p>
          </table:table-cell>
          <table:table-cell office:value-type="float" office:value="21713" table:style-name="ce11">
            <text:p>21,713</text:p>
          </table:table-cell>
          <table:table-cell office:value-type="float" office:value="11227" table:style-name="ce11">
            <text:p>11,227</text:p>
          </table:table-cell>
          <table:table-cell office:value-type="float" office:value="10486" table:style-name="ce10">
            <text:p>10,4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11" table:style-name="ce52">
            <text:p>8,111</text:p>
          </table:table-cell>
          <table:table-cell office:value-type="float" office:value="21293" table:style-name="ce11">
            <text:p>21,293</text:p>
          </table:table-cell>
          <table:table-cell office:value-type="float" office:value="10816" table:style-name="ce11">
            <text:p>10,816</text:p>
          </table:table-cell>
          <table:table-cell office:value-type="float" office:value="10477" table:style-name="ce10">
            <text:p>10,4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58" table:style-name="ce52">
            <text:p>3,758</text:p>
          </table:table-cell>
          <table:table-cell office:value-type="float" office:value="9244" table:style-name="ce11">
            <text:p>9,244</text:p>
          </table:table-cell>
          <table:table-cell office:value-type="float" office:value="4991" table:style-name="ce11">
            <text:p>4,991</text:p>
          </table:table-cell>
          <table:table-cell office:value-type="float" office:value="4253" table:style-name="ce10">
            <text:p>4,2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152" table:style-name="ce52">
            <text:p>21,152</text:p>
          </table:table-cell>
          <table:table-cell office:value-type="float" office:value="58835" table:style-name="ce11">
            <text:p>58,835</text:p>
          </table:table-cell>
          <table:table-cell office:value-type="float" office:value="29074" table:style-name="ce11">
            <text:p>29,074</text:p>
          </table:table-cell>
          <table:table-cell office:value-type="float" office:value="29761" table:style-name="ce10">
            <text:p>29,7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91" table:style-name="ce52">
            <text:p>9,791</text:p>
          </table:table-cell>
          <table:table-cell office:value-type="float" office:value="25388" table:style-name="ce11">
            <text:p>25,388</text:p>
          </table:table-cell>
          <table:table-cell office:value-type="float" office:value="13005" table:style-name="ce11">
            <text:p>13,005</text:p>
          </table:table-cell>
          <table:table-cell office:value-type="float" office:value="12383" table:style-name="ce10">
            <text:p>12,3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92" table:style-name="ce52">
            <text:p>8,392</text:p>
          </table:table-cell>
          <table:table-cell office:value-type="float" office:value="24504" table:style-name="ce11">
            <text:p>24,504</text:p>
          </table:table-cell>
          <table:table-cell office:value-type="float" office:value="12352" table:style-name="ce11">
            <text:p>12,352</text:p>
          </table:table-cell>
          <table:table-cell office:value-type="float" office:value="12152" table:style-name="ce10">
            <text:p>12,1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73" table:style-name="ce52">
            <text:p>7,973</text:p>
          </table:table-cell>
          <table:table-cell office:value-type="float" office:value="22178" table:style-name="ce11">
            <text:p>22,178</text:p>
          </table:table-cell>
          <table:table-cell office:value-type="float" office:value="11504" table:style-name="ce11">
            <text:p>11,504</text:p>
          </table:table-cell>
          <table:table-cell office:value-type="float" office:value="10674" table:style-name="ce10">
            <text:p>10,6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25" table:style-name="ce52">
            <text:p>7,225</text:p>
          </table:table-cell>
          <table:table-cell office:value-type="float" office:value="19154" table:style-name="ce11">
            <text:p>19,154</text:p>
          </table:table-cell>
          <table:table-cell office:value-type="float" office:value="9750" table:style-name="ce11">
            <text:p>9,750</text:p>
          </table:table-cell>
          <table:table-cell office:value-type="float" office:value="9404" table:style-name="ce10">
            <text:p>9,4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54" table:style-name="ce52">
            <text:p>4,154</text:p>
          </table:table-cell>
          <table:table-cell office:value-type="float" office:value="10658" table:style-name="ce11">
            <text:p>10,658</text:p>
          </table:table-cell>
          <table:table-cell office:value-type="float" office:value="5344" table:style-name="ce11">
            <text:p>5,344</text:p>
          </table:table-cell>
          <table:table-cell office:value-type="float" office:value="5314" table:style-name="ce10">
            <text:p>5,3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65" table:style-name="ce52">
            <text:p>14,865</text:p>
          </table:table-cell>
          <table:table-cell office:value-type="float" office:value="43391" table:style-name="ce11">
            <text:p>43,391</text:p>
          </table:table-cell>
          <table:table-cell office:value-type="float" office:value="22020" table:style-name="ce11">
            <text:p>22,020</text:p>
          </table:table-cell>
          <table:table-cell office:value-type="float" office:value="21371" table:style-name="ce10">
            <text:p>21,3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212" table:style-name="ce52">
            <text:p>19,212</text:p>
          </table:table-cell>
          <table:table-cell office:value-type="float" office:value="50620" table:style-name="ce11">
            <text:p>50,620</text:p>
          </table:table-cell>
          <table:table-cell office:value-type="float" office:value="25485" table:style-name="ce11">
            <text:p>25,485</text:p>
          </table:table-cell>
          <table:table-cell office:value-type="float" office:value="25135" table:style-name="ce10">
            <text:p>25,1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230" table:style-name="ce52">
            <text:p>13,230</text:p>
          </table:table-cell>
          <table:table-cell office:value-type="float" office:value="37604" table:style-name="ce11">
            <text:p>37,604</text:p>
          </table:table-cell>
          <table:table-cell office:value-type="float" office:value="18827" table:style-name="ce11">
            <text:p>18,827</text:p>
          </table:table-cell>
          <table:table-cell office:value-type="float" office:value="18777" table:style-name="ce10">
            <text:p>18,7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497" table:style-name="ce52">
            <text:p>10,497</text:p>
          </table:table-cell>
          <table:table-cell office:value-type="float" office:value="30392" table:style-name="ce11">
            <text:p>30,392</text:p>
          </table:table-cell>
          <table:table-cell office:value-type="float" office:value="15629" table:style-name="ce11">
            <text:p>15,629</text:p>
          </table:table-cell>
          <table:table-cell office:value-type="float" office:value="14763" table:style-name="ce10">
            <text:p>14,7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37" table:style-name="ce52">
            <text:p>2,737</text:p>
          </table:table-cell>
          <table:table-cell office:value-type="float" office:value="7168" table:style-name="ce11">
            <text:p>7,168</text:p>
          </table:table-cell>
          <table:table-cell office:value-type="float" office:value="3776" table:style-name="ce11">
            <text:p>3,776</text:p>
          </table:table-cell>
          <table:table-cell office:value-type="float" office:value="3392" table:style-name="ce10">
            <text:p>3,3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8" table:style-name="ce52">
            <text:p>5,148</text:p>
          </table:table-cell>
          <table:table-cell office:value-type="float" office:value="13631" table:style-name="ce11">
            <text:p>13,631</text:p>
          </table:table-cell>
          <table:table-cell office:value-type="float" office:value="7041" table:style-name="ce11">
            <text:p>7,041</text:p>
          </table:table-cell>
          <table:table-cell office:value-type="float" office:value="6590" table:style-name="ce10">
            <text:p>6,5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87" table:style-name="ce52">
            <text:p>3,487</text:p>
          </table:table-cell>
          <table:table-cell office:value-type="float" office:value="9223" table:style-name="ce11">
            <text:p>9,223</text:p>
          </table:table-cell>
          <table:table-cell office:value-type="float" office:value="4851" table:style-name="ce11">
            <text:p>4,851</text:p>
          </table:table-cell>
          <table:table-cell office:value-type="float" office:value="4372" table:style-name="ce10">
            <text:p>4,3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22" table:style-name="ce52">
            <text:p>2,822</text:p>
          </table:table-cell>
          <table:table-cell office:value-type="float" office:value="8431" table:style-name="ce11">
            <text:p>8,431</text:p>
          </table:table-cell>
          <table:table-cell office:value-type="float" office:value="4542" table:style-name="ce11">
            <text:p>4,542</text:p>
          </table:table-cell>
          <table:table-cell office:value-type="float" office:value="3889" table:style-name="ce10">
            <text:p>3,8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15" table:style-name="ce52">
            <text:p>1,915</text:p>
          </table:table-cell>
          <table:table-cell office:value-type="float" office:value="4586" table:style-name="ce11">
            <text:p>4,586</text:p>
          </table:table-cell>
          <table:table-cell office:value-type="float" office:value="2587" table:style-name="ce11">
            <text:p>2,587</text:p>
          </table:table-cell>
          <table:table-cell office:value-type="float" office:value="1999" table:style-name="ce10">
            <text:p>1,9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583" table:style-name="ce52">
            <text:p>28,583</text:p>
          </table:table-cell>
          <table:table-cell office:value-type="float" office:value="76382" table:style-name="ce11">
            <text:p>76,382</text:p>
          </table:table-cell>
          <table:table-cell office:value-type="float" office:value="38560" table:style-name="ce11">
            <text:p>38,560</text:p>
          </table:table-cell>
          <table:table-cell office:value-type="float" office:value="37822" table:style-name="ce10">
            <text:p>37,8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355" table:style-name="ce52">
            <text:p>23,355</text:p>
          </table:table-cell>
          <table:table-cell office:value-type="float" office:value="68192" table:style-name="ce11">
            <text:p>68,192</text:p>
          </table:table-cell>
          <table:table-cell office:value-type="float" office:value="34471" table:style-name="ce11">
            <text:p>34,471</text:p>
          </table:table-cell>
          <table:table-cell office:value-type="float" office:value="33721" table:style-name="ce10">
            <text:p>33,7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441" table:style-name="ce52">
            <text:p>11,441</text:p>
          </table:table-cell>
          <table:table-cell office:value-type="float" office:value="33960" table:style-name="ce11">
            <text:p>33,960</text:p>
          </table:table-cell>
          <table:table-cell office:value-type="float" office:value="17443" table:style-name="ce11">
            <text:p>17,443</text:p>
          </table:table-cell>
          <table:table-cell office:value-type="float" office:value="16517" table:style-name="ce10">
            <text:p>16,5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12" table:style-name="ce52">
            <text:p>1,512</text:p>
          </table:table-cell>
          <table:table-cell office:value-type="float" office:value="3789" table:style-name="ce11">
            <text:p>3,789</text:p>
          </table:table-cell>
          <table:table-cell office:value-type="float" office:value="2048" table:style-name="ce11">
            <text:p>2,048</text:p>
          </table:table-cell>
          <table:table-cell office:value-type="float" office:value="1741" table:style-name="ce10">
            <text:p>1,7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694" table:style-name="ce52">
            <text:p>87,694</text:p>
          </table:table-cell>
          <table:table-cell office:value-type="float" office:value="235472" table:style-name="ce11">
            <text:p>235,472</text:p>
          </table:table-cell>
          <table:table-cell office:value-type="float" office:value="115582" table:style-name="ce11">
            <text:p>115,582</text:p>
          </table:table-cell>
          <table:table-cell office:value-type="float" office:value="119890" table:style-name="ce10">
            <text:p>119,8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33" table:style-name="ce52">
            <text:p>73,133</text:p>
          </table:table-cell>
          <table:table-cell office:value-type="float" office:value="185072" table:style-name="ce11">
            <text:p>185,072</text:p>
          </table:table-cell>
          <table:table-cell office:value-type="float" office:value="88499" table:style-name="ce11">
            <text:p>88,499</text:p>
          </table:table-cell>
          <table:table-cell office:value-type="float" office:value="96573" table:style-name="ce10">
            <text:p>96,5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176" table:style-name="ce52">
            <text:p>47,176</text:p>
          </table:table-cell>
          <table:table-cell office:value-type="float" office:value="124109" table:style-name="ce11">
            <text:p>124,109</text:p>
          </table:table-cell>
          <table:table-cell office:value-type="float" office:value="61179" table:style-name="ce11">
            <text:p>61,179</text:p>
          </table:table-cell>
          <table:table-cell office:value-type="float" office:value="62930" table:style-name="ce10">
            <text:p>62,9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717" table:style-name="ce52">
            <text:p>51,717</text:p>
          </table:table-cell>
          <table:table-cell office:value-type="float" office:value="130434" table:style-name="ce11">
            <text:p>130,434</text:p>
          </table:table-cell>
          <table:table-cell office:value-type="float" office:value="63176" table:style-name="ce11">
            <text:p>63,176</text:p>
          </table:table-cell>
          <table:table-cell office:value-type="float" office:value="67258" table:style-name="ce10">
            <text:p>67,2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5900" table:style-name="ce52">
            <text:p>65,900</text:p>
          </table:table-cell>
          <table:table-cell office:value-type="float" office:value="195241" table:style-name="ce11">
            <text:p>195,241</text:p>
          </table:table-cell>
          <table:table-cell office:value-type="float" office:value="98205" table:style-name="ce11">
            <text:p>98,205</text:p>
          </table:table-cell>
          <table:table-cell office:value-type="float" office:value="97036" table:style-name="ce10">
            <text:p>97,0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879" table:style-name="ce52">
            <text:p>26,879</text:p>
          </table:table-cell>
          <table:table-cell office:value-type="float" office:value="67222" table:style-name="ce11">
            <text:p>67,222</text:p>
          </table:table-cell>
          <table:table-cell office:value-type="float" office:value="31856" table:style-name="ce11">
            <text:p>31,856</text:p>
          </table:table-cell>
          <table:table-cell office:value-type="float" office:value="35366" table:style-name="ce10">
            <text:p>35,36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337" table:style-name="ce53">
            <text:p>32,337</text:p>
          </table:table-cell>
          <table:table-cell office:value-type="float" office:value="78383" table:style-name="ce18">
            <text:p>78,383</text:p>
          </table:table-cell>
          <table:table-cell office:value-type="float" office:value="37835" table:style-name="ce18">
            <text:p>37,835</text:p>
          </table:table-cell>
          <table:table-cell office:value-type="float" office:value="40548" table:style-name="ce17">
            <text:p>40,548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8861" table:style-name="ce75">
            <text:p>1,118,861</text:p>
          </table:table-cell>
          <table:table-cell office:value-type="float" office:value="2767931" table:style-name="ce79">
            <text:p>2,767,931</text:p>
          </table:table-cell>
          <table:table-cell office:value-type="float" office:value="1365644" table:style-name="ce80">
            <text:p>1,365,644</text:p>
          </table:table-cell>
          <table:table-cell office:value-type="float" office:value="1402287" table:style-name="ce72">
            <text:p>1,402,2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94" table:style-name="ce9">
            <text:p>10,894</text:p>
          </table:table-cell>
          <table:table-cell office:value-type="float" office:value="23633" table:style-name="ce11">
            <text:p>23,633</text:p>
          </table:table-cell>
          <table:table-cell office:value-type="float" office:value="11705" table:style-name="ce9">
            <text:p>11,705</text:p>
          </table:table-cell>
          <table:table-cell office:value-type="float" office:value="11928" table:style-name="ce9">
            <text:p>11,9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926" table:style-name="ce9">
            <text:p>59,926</text:p>
          </table:table-cell>
          <table:table-cell office:value-type="float" office:value="141480" table:style-name="ce11">
            <text:p>141,480</text:p>
          </table:table-cell>
          <table:table-cell office:value-type="float" office:value="67962" table:style-name="ce9">
            <text:p>67,962</text:p>
          </table:table-cell>
          <table:table-cell office:value-type="float" office:value="73518" table:style-name="ce9">
            <text:p>73,5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840" table:style-name="ce9">
            <text:p>80,840</text:p>
          </table:table-cell>
          <table:table-cell office:value-type="float" office:value="197496" table:style-name="ce11">
            <text:p>197,496</text:p>
          </table:table-cell>
          <table:table-cell office:value-type="float" office:value="94458" table:style-name="ce9">
            <text:p>94,458</text:p>
          </table:table-cell>
          <table:table-cell office:value-type="float" office:value="103038" table:style-name="ce9">
            <text:p>103,0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4432" table:style-name="ce9">
            <text:p>74,432</text:p>
          </table:table-cell>
          <table:table-cell office:value-type="float" office:value="189131" table:style-name="ce11">
            <text:p>189,131</text:p>
          </table:table-cell>
          <table:table-cell office:value-type="float" office:value="92427" table:style-name="ce9">
            <text:p>92,427</text:p>
          </table:table-cell>
          <table:table-cell office:value-type="float" office:value="96704" table:style-name="ce9">
            <text:p>96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679" table:style-name="ce9">
            <text:p>138,679</text:p>
          </table:table-cell>
          <table:table-cell office:value-type="float" office:value="337462" table:style-name="ce11">
            <text:p>337,462</text:p>
          </table:table-cell>
          <table:table-cell office:value-type="float" office:value="162687" table:style-name="ce9">
            <text:p>162,687</text:p>
          </table:table-cell>
          <table:table-cell office:value-type="float" office:value="174775" table:style-name="ce9">
            <text:p>174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203" table:style-name="ce9">
            <text:p>23,203</text:p>
          </table:table-cell>
          <table:table-cell office:value-type="float" office:value="50637" table:style-name="ce11">
            <text:p>50,637</text:p>
          </table:table-cell>
          <table:table-cell office:value-type="float" office:value="24290" table:style-name="ce9">
            <text:p>24,290</text:p>
          </table:table-cell>
          <table:table-cell office:value-type="float" office:value="26347" table:style-name="ce9">
            <text:p>26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34" table:style-name="ce9">
            <text:p>12,934</text:p>
          </table:table-cell>
          <table:table-cell office:value-type="float" office:value="26734" table:style-name="ce11">
            <text:p>26,734</text:p>
          </table:table-cell>
          <table:table-cell office:value-type="float" office:value="12624" table:style-name="ce9">
            <text:p>12,624</text:p>
          </table:table-cell>
          <table:table-cell office:value-type="float" office:value="14110" table:style-name="ce9">
            <text:p>14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160" table:style-name="ce9">
            <text:p>73,160</text:p>
          </table:table-cell>
          <table:table-cell office:value-type="float" office:value="167684" table:style-name="ce11">
            <text:p>167,684</text:p>
          </table:table-cell>
          <table:table-cell office:value-type="float" office:value="80264" table:style-name="ce9">
            <text:p>80,264</text:p>
          </table:table-cell>
          <table:table-cell office:value-type="float" office:value="87420" table:style-name="ce9">
            <text:p>87,4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610" table:style-name="ce9">
            <text:p>79,610</text:p>
          </table:table-cell>
          <table:table-cell office:value-type="float" office:value="186263" table:style-name="ce11">
            <text:p>186,263</text:p>
          </table:table-cell>
          <table:table-cell office:value-type="float" office:value="91246" table:style-name="ce9">
            <text:p>91,246</text:p>
          </table:table-cell>
          <table:table-cell office:value-type="float" office:value="95017" table:style-name="ce9">
            <text:p>95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74" table:style-name="ce9">
            <text:p>11,074</text:p>
          </table:table-cell>
          <table:table-cell office:value-type="float" office:value="27896" table:style-name="ce11">
            <text:p>27,896</text:p>
          </table:table-cell>
          <table:table-cell office:value-type="float" office:value="14358" table:style-name="ce9">
            <text:p>14,358</text:p>
          </table:table-cell>
          <table:table-cell office:value-type="float" office:value="13538" table:style-name="ce9">
            <text:p>13,53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399" table:style-name="ce9">
            <text:p>69,399</text:p>
          </table:table-cell>
          <table:table-cell office:value-type="float" office:value="157424" table:style-name="ce11">
            <text:p>157,424</text:p>
          </table:table-cell>
          <table:table-cell office:value-type="float" office:value="77912" table:style-name="ce9">
            <text:p>77,912</text:p>
          </table:table-cell>
          <table:table-cell office:value-type="float" office:value="79512" table:style-name="ce9">
            <text:p>79,5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4492" table:style-name="ce9">
            <text:p>144,492</text:p>
          </table:table-cell>
          <table:table-cell office:value-type="float" office:value="359654" table:style-name="ce11">
            <text:p>359,654</text:p>
          </table:table-cell>
          <table:table-cell office:value-type="float" office:value="175588" table:style-name="ce9">
            <text:p>175,588</text:p>
          </table:table-cell>
          <table:table-cell office:value-type="float" office:value="184066" table:style-name="ce9">
            <text:p>184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634" table:style-name="ce9">
            <text:p>26,634</text:p>
          </table:table-cell>
          <table:table-cell office:value-type="float" office:value="69450" table:style-name="ce11">
            <text:p>69,450</text:p>
          </table:table-cell>
          <table:table-cell office:value-type="float" office:value="34930" table:style-name="ce9">
            <text:p>34,930</text:p>
          </table:table-cell>
          <table:table-cell office:value-type="float" office:value="34520" table:style-name="ce9">
            <text:p>34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290" table:style-name="ce9">
            <text:p>43,290</text:p>
          </table:table-cell>
          <table:table-cell office:value-type="float" office:value="112306" table:style-name="ce11">
            <text:p>112,306</text:p>
          </table:table-cell>
          <table:table-cell office:value-type="float" office:value="57363" table:style-name="ce9">
            <text:p>57,363</text:p>
          </table:table-cell>
          <table:table-cell office:value-type="float" office:value="54943" table:style-name="ce9">
            <text:p>54,9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840" table:style-name="ce9">
            <text:p>13,840</text:p>
          </table:table-cell>
          <table:table-cell office:value-type="float" office:value="41848" table:style-name="ce11">
            <text:p>41,848</text:p>
          </table:table-cell>
          <table:table-cell office:value-type="float" office:value="21410" table:style-name="ce9">
            <text:p>21,410</text:p>
          </table:table-cell>
          <table:table-cell office:value-type="float" office:value="20438" table:style-name="ce9">
            <text:p>20,4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80" table:style-name="ce9">
            <text:p>13,280</text:p>
          </table:table-cell>
          <table:table-cell office:value-type="float" office:value="34336" table:style-name="ce11">
            <text:p>34,336</text:p>
          </table:table-cell>
          <table:table-cell office:value-type="float" office:value="17422" table:style-name="ce9">
            <text:p>17,422</text:p>
          </table:table-cell>
          <table:table-cell office:value-type="float" office:value="16914" table:style-name="ce9">
            <text:p>16,9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6487" table:style-name="ce9">
            <text:p>36,487</text:p>
          </table:table-cell>
          <table:table-cell office:value-type="float" office:value="91403" table:style-name="ce11">
            <text:p>91,403</text:p>
          </table:table-cell>
          <table:table-cell office:value-type="float" office:value="46134" table:style-name="ce9">
            <text:p>46,134</text:p>
          </table:table-cell>
          <table:table-cell office:value-type="float" office:value="45269" table:style-name="ce9">
            <text:p>45,2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167" table:style-name="ce9">
            <text:p>19,167</text:p>
          </table:table-cell>
          <table:table-cell office:value-type="float" office:value="44979" table:style-name="ce11">
            <text:p>44,979</text:p>
          </table:table-cell>
          <table:table-cell office:value-type="float" office:value="22676" table:style-name="ce9">
            <text:p>22,676</text:p>
          </table:table-cell>
          <table:table-cell office:value-type="float" office:value="22303" table:style-name="ce9">
            <text:p>22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574" table:style-name="ce9">
            <text:p>35,574</text:p>
          </table:table-cell>
          <table:table-cell office:value-type="float" office:value="96879" table:style-name="ce11">
            <text:p>96,879</text:p>
          </table:table-cell>
          <table:table-cell office:value-type="float" office:value="47958" table:style-name="ce9">
            <text:p>47,958</text:p>
          </table:table-cell>
          <table:table-cell office:value-type="float" office:value="48921" table:style-name="ce9">
            <text:p>48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817" table:style-name="ce9">
            <text:p>14,817</text:p>
          </table:table-cell>
          <table:table-cell office:value-type="float" office:value="38805" table:style-name="ce11">
            <text:p>38,805</text:p>
          </table:table-cell>
          <table:table-cell office:value-type="float" office:value="19523" table:style-name="ce9">
            <text:p>19,523</text:p>
          </table:table-cell>
          <table:table-cell office:value-type="float" office:value="19282" table:style-name="ce9">
            <text:p>19,2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45" table:style-name="ce9">
            <text:p>10,745</text:p>
          </table:table-cell>
          <table:table-cell office:value-type="float" office:value="29523" table:style-name="ce11">
            <text:p>29,523</text:p>
          </table:table-cell>
          <table:table-cell office:value-type="float" office:value="15538" table:style-name="ce9">
            <text:p>15,538</text:p>
          </table:table-cell>
          <table:table-cell office:value-type="float" office:value="13985" table:style-name="ce9">
            <text:p>13,9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67" table:style-name="ce9">
            <text:p>3,167</text:p>
          </table:table-cell>
          <table:table-cell office:value-type="float" office:value="6946" table:style-name="ce11">
            <text:p>6,946</text:p>
          </table:table-cell>
          <table:table-cell office:value-type="float" office:value="3849" table:style-name="ce9">
            <text:p>3,849</text:p>
          </table:table-cell>
          <table:table-cell office:value-type="float" office:value="3097" table:style-name="ce9">
            <text:p>3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50" table:style-name="ce9">
            <text:p>9,450</text:p>
          </table:table-cell>
          <table:table-cell office:value-type="float" office:value="28348" table:style-name="ce11">
            <text:p>28,348</text:p>
          </table:table-cell>
          <table:table-cell office:value-type="float" office:value="14308" table:style-name="ce9">
            <text:p>14,308</text:p>
          </table:table-cell>
          <table:table-cell office:value-type="float" office:value="14040" table:style-name="ce9">
            <text:p>14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59" table:style-name="ce9">
            <text:p>17,359</text:p>
          </table:table-cell>
          <table:table-cell office:value-type="float" office:value="51832" table:style-name="ce11">
            <text:p>51,832</text:p>
          </table:table-cell>
          <table:table-cell office:value-type="float" office:value="26320" table:style-name="ce9">
            <text:p>26,320</text:p>
          </table:table-cell>
          <table:table-cell office:value-type="float" office:value="25512" table:style-name="ce9">
            <text:p>25,5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170" table:style-name="ce9">
            <text:p>11,170</text:p>
          </table:table-cell>
          <table:table-cell office:value-type="float" office:value="29880" table:style-name="ce11">
            <text:p>29,880</text:p>
          </table:table-cell>
          <table:table-cell office:value-type="float" office:value="15211" table:style-name="ce9">
            <text:p>15,211</text:p>
          </table:table-cell>
          <table:table-cell office:value-type="float" office:value="14669" table:style-name="ce9">
            <text:p>14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69" table:style-name="ce9">
            <text:p>10,669</text:p>
          </table:table-cell>
          <table:table-cell office:value-type="float" office:value="29989" table:style-name="ce11">
            <text:p>29,989</text:p>
          </table:table-cell>
          <table:table-cell office:value-type="float" office:value="15374" table:style-name="ce9">
            <text:p>15,374</text:p>
          </table:table-cell>
          <table:table-cell office:value-type="float" office:value="14615" table:style-name="ce9">
            <text:p>14,6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2" table:style-name="ce9">
            <text:p>5,742</text:p>
          </table:table-cell>
          <table:table-cell office:value-type="float" office:value="13719" table:style-name="ce11">
            <text:p>13,719</text:p>
          </table:table-cell>
          <table:table-cell office:value-type="float" office:value="6893" table:style-name="ce9">
            <text:p>6,893</text:p>
          </table:table-cell>
          <table:table-cell office:value-type="float" office:value="6826" table:style-name="ce9">
            <text:p>6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1" table:style-name="ce9">
            <text:p>6,791</text:p>
          </table:table-cell>
          <table:table-cell office:value-type="float" office:value="18878" table:style-name="ce11">
            <text:p>18,878</text:p>
          </table:table-cell>
          <table:table-cell office:value-type="float" office:value="9672" table:style-name="ce9">
            <text:p>9,672</text:p>
          </table:table-cell>
          <table:table-cell office:value-type="float" office:value="9206" table:style-name="ce9">
            <text:p>9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06" table:style-name="ce9">
            <text:p>12,906</text:p>
          </table:table-cell>
          <table:table-cell office:value-type="float" office:value="35560" table:style-name="ce11">
            <text:p>35,560</text:p>
          </table:table-cell>
          <table:table-cell office:value-type="float" office:value="18289" table:style-name="ce9">
            <text:p>18,289</text:p>
          </table:table-cell>
          <table:table-cell office:value-type="float" office:value="17271" table:style-name="ce9">
            <text:p>17,2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28" table:style-name="ce9">
            <text:p>13,728</text:p>
          </table:table-cell>
          <table:table-cell office:value-type="float" office:value="35833" table:style-name="ce11">
            <text:p>35,833</text:p>
          </table:table-cell>
          <table:table-cell office:value-type="float" office:value="18437" table:style-name="ce9">
            <text:p>18,437</text:p>
          </table:table-cell>
          <table:table-cell office:value-type="float" office:value="17396" table:style-name="ce9">
            <text:p>17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96" table:style-name="ce9">
            <text:p>14,896</text:p>
          </table:table-cell>
          <table:table-cell office:value-type="float" office:value="38738" table:style-name="ce11">
            <text:p>38,738</text:p>
          </table:table-cell>
          <table:table-cell office:value-type="float" office:value="20326" table:style-name="ce9">
            <text:p>20,326</text:p>
          </table:table-cell>
          <table:table-cell office:value-type="float" office:value="18412" table:style-name="ce9">
            <text:p>18,4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94" table:style-name="ce9">
            <text:p>5,494</text:p>
          </table:table-cell>
          <table:table-cell office:value-type="float" office:value="12414" table:style-name="ce11">
            <text:p>12,414</text:p>
          </table:table-cell>
          <table:table-cell office:value-type="float" office:value="6701" table:style-name="ce9">
            <text:p>6,701</text:p>
          </table:table-cell>
          <table:table-cell office:value-type="float" office:value="5713" table:style-name="ce9">
            <text:p>5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4" table:style-name="ce9">
            <text:p>2,294</text:p>
          </table:table-cell>
          <table:table-cell office:value-type="float" office:value="5902" table:style-name="ce11">
            <text:p>5,902</text:p>
          </table:table-cell>
          <table:table-cell office:value-type="float" office:value="3119" table:style-name="ce9">
            <text:p>3,119</text:p>
          </table:table-cell>
          <table:table-cell office:value-type="float" office:value="2783" table:style-name="ce9">
            <text:p>2,78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65" table:style-name="ce9">
            <text:p>4,765</text:p>
          </table:table-cell>
          <table:table-cell office:value-type="float" office:value="11555" table:style-name="ce11">
            <text:p>11,555</text:p>
          </table:table-cell>
          <table:table-cell office:value-type="float" office:value="6299" table:style-name="ce9">
            <text:p>6,299</text:p>
          </table:table-cell>
          <table:table-cell office:value-type="float" office:value="5256" table:style-name="ce9">
            <text:p>5,25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28" table:style-name="ce9">
            <text:p>5,128</text:p>
          </table:table-cell>
          <table:table-cell office:value-type="float" office:value="14030" table:style-name="ce11">
            <text:p>14,030</text:p>
          </table:table-cell>
          <table:table-cell office:value-type="float" office:value="7574" table:style-name="ce9">
            <text:p>7,574</text:p>
          </table:table-cell>
          <table:table-cell office:value-type="float" office:value="6456" table:style-name="ce9">
            <text:p>6,45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1" table:style-name="ce9">
            <text:p>611</text:p>
          </table:table-cell>
          <table:table-cell office:value-type="float" office:value="1917" table:style-name="ce11">
            <text:p>1,917</text:p>
          </table:table-cell>
          <table:table-cell office:value-type="float" office:value="961" table:style-name="ce9">
            <text:p>961</text:p>
          </table:table-cell>
          <table:table-cell office:value-type="float" office:value="956" table:style-name="ce9">
            <text:p>95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2" table:style-name="ce9">
            <text:p>1,362</text:p>
          </table:table-cell>
          <table:table-cell office:value-type="float" office:value="4226" table:style-name="ce11">
            <text:p>4,226</text:p>
          </table:table-cell>
          <table:table-cell office:value-type="float" office:value="2221" table:style-name="ce9">
            <text:p>2,221</text:p>
          </table:table-cell>
          <table:table-cell office:value-type="float" office:value="2005" table:style-name="ce9">
            <text:p>2,005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52" table:style-name="ce16">
            <text:p>852</text:p>
          </table:table-cell>
          <table:table-cell office:value-type="float" office:value="3141" table:style-name="ce18">
            <text:p>3,141</text:p>
          </table:table-cell>
          <table:table-cell office:value-type="float" office:value="1615" table:style-name="ce16">
            <text:p>1,615</text:p>
          </table:table-cell>
          <table:table-cell office:value-type="float" office:value="1526" table:style-name="ce16">
            <text:p>1,526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2454" table:style-name="ce71">
            <text:p>172,454</text:p>
          </table:table-cell>
          <table:table-cell office:value-type="float" office:value="453452" table:style-name="ce79">
            <text:p>453,452</text:p>
          </table:table-cell>
          <table:table-cell office:value-type="float" office:value="228573" table:style-name="ce79">
            <text:p>228,573</text:p>
          </table:table-cell>
          <table:table-cell office:value-type="float" office:value="224879" table:style-name="ce73">
            <text:p>224,8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148" table:style-name="ce52">
            <text:p>37,148</text:p>
          </table:table-cell>
          <table:table-cell office:value-type="float" office:value="95523" table:style-name="ce11">
            <text:p>95,523</text:p>
          </table:table-cell>
          <table:table-cell office:value-type="float" office:value="46435" table:style-name="ce11">
            <text:p>46,435</text:p>
          </table:table-cell>
          <table:table-cell office:value-type="float" office:value="49088" table:style-name="ce10">
            <text:p>49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91" table:style-name="ce52">
            <text:p>26,791</text:p>
          </table:table-cell>
          <table:table-cell office:value-type="float" office:value="71532" table:style-name="ce11">
            <text:p>71,532</text:p>
          </table:table-cell>
          <table:table-cell office:value-type="float" office:value="33772" table:style-name="ce11">
            <text:p>33,772</text:p>
          </table:table-cell>
          <table:table-cell office:value-type="float" office:value="37760" table:style-name="ce10">
            <text:p>37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06" table:style-name="ce52">
            <text:p>14,406</text:p>
          </table:table-cell>
          <table:table-cell office:value-type="float" office:value="38971" table:style-name="ce11">
            <text:p>38,971</text:p>
          </table:table-cell>
          <table:table-cell office:value-type="float" office:value="19865" table:style-name="ce11">
            <text:p>19,865</text:p>
          </table:table-cell>
          <table:table-cell office:value-type="float" office:value="19106" table:style-name="ce10">
            <text:p>19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45" table:style-name="ce52">
            <text:p>10,445</text:p>
          </table:table-cell>
          <table:table-cell office:value-type="float" office:value="28871" table:style-name="ce11">
            <text:p>28,871</text:p>
          </table:table-cell>
          <table:table-cell office:value-type="float" office:value="14842" table:style-name="ce11">
            <text:p>14,842</text:p>
          </table:table-cell>
          <table:table-cell office:value-type="float" office:value="14029" table:style-name="ce10">
            <text:p>14,0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403" table:style-name="ce52">
            <text:p>14,403</text:p>
          </table:table-cell>
          <table:table-cell office:value-type="float" office:value="35287" table:style-name="ce11">
            <text:p>35,287</text:p>
          </table:table-cell>
          <table:table-cell office:value-type="float" office:value="18269" table:style-name="ce11">
            <text:p>18,269</text:p>
          </table:table-cell>
          <table:table-cell office:value-type="float" office:value="17018" table:style-name="ce10">
            <text:p>17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114" table:style-name="ce52">
            <text:p>9,114</text:p>
          </table:table-cell>
          <table:table-cell office:value-type="float" office:value="24334" table:style-name="ce11">
            <text:p>24,334</text:p>
          </table:table-cell>
          <table:table-cell office:value-type="float" office:value="12782" table:style-name="ce11">
            <text:p>12,782</text:p>
          </table:table-cell>
          <table:table-cell office:value-type="float" office:value="11552" table:style-name="ce10">
            <text:p>11,5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983" table:style-name="ce52">
            <text:p>11,983</text:p>
          </table:table-cell>
          <table:table-cell office:value-type="float" office:value="32315" table:style-name="ce11">
            <text:p>32,315</text:p>
          </table:table-cell>
          <table:table-cell office:value-type="float" office:value="17048" table:style-name="ce11">
            <text:p>17,048</text:p>
          </table:table-cell>
          <table:table-cell office:value-type="float" office:value="15267" table:style-name="ce10">
            <text:p>15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786" table:style-name="ce52">
            <text:p>19,786</text:p>
          </table:table-cell>
          <table:table-cell office:value-type="float" office:value="53123" table:style-name="ce11">
            <text:p>53,123</text:p>
          </table:table-cell>
          <table:table-cell office:value-type="float" office:value="27162" table:style-name="ce11">
            <text:p>27,162</text:p>
          </table:table-cell>
          <table:table-cell office:value-type="float" office:value="25961" table:style-name="ce10">
            <text:p>25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603" table:style-name="ce52">
            <text:p>15,603</text:p>
          </table:table-cell>
          <table:table-cell office:value-type="float" office:value="40208" table:style-name="ce11">
            <text:p>40,208</text:p>
          </table:table-cell>
          <table:table-cell office:value-type="float" office:value="20610" table:style-name="ce11">
            <text:p>20,610</text:p>
          </table:table-cell>
          <table:table-cell office:value-type="float" office:value="19598" table:style-name="ce10">
            <text:p>19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806" table:style-name="ce52">
            <text:p>8,806</text:p>
          </table:table-cell>
          <table:table-cell office:value-type="float" office:value="21251" table:style-name="ce11">
            <text:p>21,251</text:p>
          </table:table-cell>
          <table:table-cell office:value-type="float" office:value="11429" table:style-name="ce11">
            <text:p>11,429</text:p>
          </table:table-cell>
          <table:table-cell office:value-type="float" office:value="9822" table:style-name="ce10">
            <text:p>9,8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63" table:style-name="ce52">
            <text:p>1,963</text:p>
          </table:table-cell>
          <table:table-cell office:value-type="float" office:value="6127" table:style-name="ce11">
            <text:p>6,127</text:p>
          </table:table-cell>
          <table:table-cell office:value-type="float" office:value="3300" table:style-name="ce11">
            <text:p>3,300</text:p>
          </table:table-cell>
          <table:table-cell office:value-type="float" office:value="2827" table:style-name="ce10">
            <text:p>2,82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06" table:style-name="ce53">
            <text:p>2,006</text:p>
          </table:table-cell>
          <table:table-cell office:value-type="float" office:value="5910" table:style-name="ce18">
            <text:p>5,910</text:p>
          </table:table-cell>
          <table:table-cell office:value-type="float" office:value="3059" table:style-name="ce18">
            <text:p>3,059</text:p>
          </table:table-cell>
          <table:table-cell office:value-type="float" office:value="2851" table:style-name="ce17">
            <text:p>2,851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4934" table:style-name="ce71">
            <text:p>204,934</text:p>
          </table:table-cell>
          <table:table-cell office:value-type="float" office:value="569199" table:style-name="ce79">
            <text:p>569,199</text:p>
          </table:table-cell>
          <table:table-cell office:value-type="float" office:value="290508" table:style-name="ce79">
            <text:p>290,508</text:p>
          </table:table-cell>
          <table:table-cell office:value-type="float" office:value="278691" table:style-name="ce73">
            <text:p>278,69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3979" table:style-name="ce52">
            <text:p>73,979</text:p>
          </table:table-cell>
          <table:table-cell office:value-type="float" office:value="199228" table:style-name="ce11">
            <text:p>199,228</text:p>
          </table:table-cell>
          <table:table-cell office:value-type="float" office:value="99132" table:style-name="ce11">
            <text:p>99,132</text:p>
          </table:table-cell>
          <table:table-cell office:value-type="float" office:value="100096" table:style-name="ce10">
            <text:p>100,09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47" table:style-name="ce52">
            <text:p>9,347</text:p>
          </table:table-cell>
          <table:table-cell office:value-type="float" office:value="27839" table:style-name="ce49">
            <text:p>27,839</text:p>
          </table:table-cell>
          <table:table-cell office:value-type="float" office:value="14942" table:style-name="ce11">
            <text:p>14,942</text:p>
          </table:table-cell>
          <table:table-cell office:value-type="float" office:value="12897" table:style-name="ce10">
            <text:p>12,89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279" table:style-name="ce52">
            <text:p>11,279</text:p>
          </table:table-cell>
          <table:table-cell office:value-type="float" office:value="33049" table:style-name="ce49">
            <text:p>33,049</text:p>
          </table:table-cell>
          <table:table-cell office:value-type="float" office:value="17590" table:style-name="ce11">
            <text:p>17,590</text:p>
          </table:table-cell>
          <table:table-cell office:value-type="float" office:value="15459" table:style-name="ce10">
            <text:p>15,45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390" table:style-name="ce52">
            <text:p>35,390</text:p>
          </table:table-cell>
          <table:table-cell office:value-type="float" office:value="97199" table:style-name="ce49">
            <text:p>97,199</text:p>
          </table:table-cell>
          <table:table-cell office:value-type="float" office:value="48899" table:style-name="ce11">
            <text:p>48,899</text:p>
          </table:table-cell>
          <table:table-cell office:value-type="float" office:value="48300" table:style-name="ce10">
            <text:p>48,30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8456" table:style-name="ce52">
            <text:p>28,456</text:p>
          </table:table-cell>
          <table:table-cell office:value-type="float" office:value="78723" table:style-name="ce49">
            <text:p>78,723</text:p>
          </table:table-cell>
          <table:table-cell office:value-type="float" office:value="39844" table:style-name="ce11">
            <text:p>39,844</text:p>
          </table:table-cell>
          <table:table-cell office:value-type="float" office:value="38879" table:style-name="ce10">
            <text:p>38,87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97" table:style-name="ce52">
            <text:p>4,397</text:p>
          </table:table-cell>
          <table:table-cell office:value-type="float" office:value="12577" table:style-name="ce49">
            <text:p>12,577</text:p>
          </table:table-cell>
          <table:table-cell office:value-type="float" office:value="6816" table:style-name="ce11">
            <text:p>6,816</text:p>
          </table:table-cell>
          <table:table-cell office:value-type="float" office:value="5761" table:style-name="ce10">
            <text:p>5,76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373" table:style-name="ce52">
            <text:p>19,373</text:p>
          </table:table-cell>
          <table:table-cell office:value-type="float" office:value="57523" table:style-name="ce49">
            <text:p>57,523</text:p>
          </table:table-cell>
          <table:table-cell office:value-type="float" office:value="29461" table:style-name="ce11">
            <text:p>29,461</text:p>
          </table:table-cell>
          <table:table-cell office:value-type="float" office:value="28062" table:style-name="ce10">
            <text:p>28,06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841" table:style-name="ce52">
            <text:p>6,841</text:p>
          </table:table-cell>
          <table:table-cell office:value-type="float" office:value="19903" table:style-name="ce49">
            <text:p>19,903</text:p>
          </table:table-cell>
          <table:table-cell office:value-type="float" office:value="10499" table:style-name="ce11">
            <text:p>10,499</text:p>
          </table:table-cell>
          <table:table-cell office:value-type="float" office:value="9404" table:style-name="ce10">
            <text:p>9,40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82" table:style-name="ce52">
            <text:p>5,982</text:p>
          </table:table-cell>
          <table:table-cell office:value-type="float" office:value="14630" table:style-name="ce49">
            <text:p>14,630</text:p>
          </table:table-cell>
          <table:table-cell office:value-type="float" office:value="7974" table:style-name="ce11">
            <text:p>7,974</text:p>
          </table:table-cell>
          <table:table-cell office:value-type="float" office:value="6656" table:style-name="ce10">
            <text:p>6,65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1" table:style-name="ce52">
            <text:p>3,131</text:p>
          </table:table-cell>
          <table:table-cell office:value-type="float" office:value="9044" table:style-name="ce49">
            <text:p>9,044</text:p>
          </table:table-cell>
          <table:table-cell office:value-type="float" office:value="4938" table:style-name="ce11">
            <text:p>4,938</text:p>
          </table:table-cell>
          <table:table-cell office:value-type="float" office:value="4106" table:style-name="ce10">
            <text:p>4,10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76" table:style-name="ce52">
            <text:p>2,076</text:p>
          </table:table-cell>
          <table:table-cell office:value-type="float" office:value="5421" table:style-name="ce49">
            <text:p>5,421</text:p>
          </table:table-cell>
          <table:table-cell office:value-type="float" office:value="2984" table:style-name="ce11">
            <text:p>2,984</text:p>
          </table:table-cell>
          <table:table-cell office:value-type="float" office:value="2437" table:style-name="ce10">
            <text:p>2,437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26" table:style-name="ce52">
            <text:p>2,926</text:p>
          </table:table-cell>
          <table:table-cell office:value-type="float" office:value="9580" table:style-name="ce49">
            <text:p>9,580</text:p>
          </table:table-cell>
          <table:table-cell office:value-type="float" office:value="4993" table:style-name="ce11">
            <text:p>4,993</text:p>
          </table:table-cell>
          <table:table-cell office:value-type="float" office:value="4587" table:style-name="ce10">
            <text:p>4,587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57" table:style-name="ce53">
            <text:p>1,757</text:p>
          </table:table-cell>
          <table:table-cell office:value-type="float" office:value="4483" table:style-name="ce51">
            <text:p>4,483</text:p>
          </table:table-cell>
          <table:table-cell office:value-type="float" office:value="2436" table:style-name="ce18">
            <text:p>2,436</text:p>
          </table:table-cell>
          <table:table-cell office:value-type="float" office:value="2047" table:style-name="ce17">
            <text:p>2,04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3062" table:style-name="ce71">
            <text:p>193,062</text:p>
          </table:table-cell>
          <table:table-cell office:value-type="float" office:value="543513" table:style-name="ce79">
            <text:p>543,513</text:p>
          </table:table-cell>
          <table:table-cell office:value-type="float" office:value="280176" table:style-name="ce79">
            <text:p>280,176</text:p>
          </table:table-cell>
          <table:table-cell office:value-type="float" office:value="263337" table:style-name="ce73">
            <text:p>263,3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135" table:style-name="ce52">
            <text:p>32,135</text:p>
          </table:table-cell>
          <table:table-cell office:value-type="float" office:value="87784" table:style-name="ce11">
            <text:p>87,784</text:p>
          </table:table-cell>
          <table:table-cell office:value-type="float" office:value="43718" table:style-name="ce11">
            <text:p>43,718</text:p>
          </table:table-cell>
          <table:table-cell office:value-type="float" office:value="44066" table:style-name="ce10">
            <text:p>44,06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949" table:style-name="ce52">
            <text:p>36,949</text:p>
          </table:table-cell>
          <table:table-cell office:value-type="float" office:value="104243" table:style-name="ce11">
            <text:p>104,243</text:p>
          </table:table-cell>
          <table:table-cell office:value-type="float" office:value="52512" table:style-name="ce11">
            <text:p>52,512</text:p>
          </table:table-cell>
          <table:table-cell office:value-type="float" office:value="51731" table:style-name="ce10">
            <text:p>51,73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994" table:style-name="ce52">
            <text:p>14,994</text:p>
          </table:table-cell>
          <table:table-cell office:value-type="float" office:value="44750" table:style-name="ce11">
            <text:p>44,750</text:p>
          </table:table-cell>
          <table:table-cell office:value-type="float" office:value="23335" table:style-name="ce11">
            <text:p>23,335</text:p>
          </table:table-cell>
          <table:table-cell office:value-type="float" office:value="21415" table:style-name="ce10">
            <text:p>21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86" table:style-name="ce52">
            <text:p>11,586</text:p>
          </table:table-cell>
          <table:table-cell office:value-type="float" office:value="33182" table:style-name="ce11">
            <text:p>33,182</text:p>
          </table:table-cell>
          <table:table-cell office:value-type="float" office:value="17541" table:style-name="ce11">
            <text:p>17,541</text:p>
          </table:table-cell>
          <table:table-cell office:value-type="float" office:value="15641" table:style-name="ce10">
            <text:p>15,6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133" table:style-name="ce52">
            <text:p>31,133</text:p>
          </table:table-cell>
          <table:table-cell office:value-type="float" office:value="87048" table:style-name="ce11">
            <text:p>87,048</text:p>
          </table:table-cell>
          <table:table-cell office:value-type="float" office:value="43933" table:style-name="ce11">
            <text:p>43,933</text:p>
          </table:table-cell>
          <table:table-cell office:value-type="float" office:value="43115" table:style-name="ce10">
            <text:p>43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93" table:style-name="ce52">
            <text:p>12,093</text:p>
          </table:table-cell>
          <table:table-cell office:value-type="float" office:value="35334" table:style-name="ce11">
            <text:p>35,334</text:p>
          </table:table-cell>
          <table:table-cell office:value-type="float" office:value="18718" table:style-name="ce11">
            <text:p>18,718</text:p>
          </table:table-cell>
          <table:table-cell office:value-type="float" office:value="16616" table:style-name="ce10">
            <text:p>16,6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44" table:style-name="ce52">
            <text:p>5,944</text:p>
          </table:table-cell>
          <table:table-cell office:value-type="float" office:value="16278" table:style-name="ce11">
            <text:p>16,278</text:p>
          </table:table-cell>
          <table:table-cell office:value-type="float" office:value="8505" table:style-name="ce11">
            <text:p>8,505</text:p>
          </table:table-cell>
          <table:table-cell office:value-type="float" office:value="7773" table:style-name="ce10">
            <text:p>7,7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04" table:style-name="ce52">
            <text:p>5,304</text:p>
          </table:table-cell>
          <table:table-cell office:value-type="float" office:value="13969" table:style-name="ce11">
            <text:p>13,969</text:p>
          </table:table-cell>
          <table:table-cell office:value-type="float" office:value="7441" table:style-name="ce11">
            <text:p>7,441</text:p>
          </table:table-cell>
          <table:table-cell office:value-type="float" office:value="6528" table:style-name="ce10">
            <text:p>6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72" table:style-name="ce52">
            <text:p>10,772</text:p>
          </table:table-cell>
          <table:table-cell office:value-type="float" office:value="32467" table:style-name="ce11">
            <text:p>32,467</text:p>
          </table:table-cell>
          <table:table-cell office:value-type="float" office:value="16934" table:style-name="ce11">
            <text:p>16,934</text:p>
          </table:table-cell>
          <table:table-cell office:value-type="float" office:value="15533" table:style-name="ce10">
            <text:p>15,5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22" table:style-name="ce52">
            <text:p>6,122</text:p>
          </table:table-cell>
          <table:table-cell office:value-type="float" office:value="17363" table:style-name="ce11">
            <text:p>17,363</text:p>
          </table:table-cell>
          <table:table-cell office:value-type="float" office:value="9235" table:style-name="ce11">
            <text:p>9,235</text:p>
          </table:table-cell>
          <table:table-cell office:value-type="float" office:value="8128" table:style-name="ce10">
            <text:p>8,1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15" table:style-name="ce52">
            <text:p>3,915</text:p>
          </table:table-cell>
          <table:table-cell office:value-type="float" office:value="9645" table:style-name="ce11">
            <text:p>9,645</text:p>
          </table:table-cell>
          <table:table-cell office:value-type="float" office:value="5304" table:style-name="ce11">
            <text:p>5,304</text:p>
          </table:table-cell>
          <table:table-cell office:value-type="float" office:value="4341" table:style-name="ce10">
            <text:p>4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27" table:style-name="ce52">
            <text:p>3,627</text:p>
          </table:table-cell>
          <table:table-cell office:value-type="float" office:value="10302" table:style-name="ce11">
            <text:p>10,302</text:p>
          </table:table-cell>
          <table:table-cell office:value-type="float" office:value="5468" table:style-name="ce11">
            <text:p>5,468</text:p>
          </table:table-cell>
          <table:table-cell office:value-type="float" office:value="4834" table:style-name="ce10">
            <text:p>4,8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43" table:style-name="ce52">
            <text:p>5,643</text:p>
          </table:table-cell>
          <table:table-cell office:value-type="float" office:value="15758" table:style-name="ce11">
            <text:p>15,758</text:p>
          </table:table-cell>
          <table:table-cell office:value-type="float" office:value="8320" table:style-name="ce11">
            <text:p>8,320</text:p>
          </table:table-cell>
          <table:table-cell office:value-type="float" office:value="7438" table:style-name="ce10">
            <text:p>7,4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6" table:style-name="ce52">
            <text:p>2,636</text:p>
          </table:table-cell>
          <table:table-cell office:value-type="float" office:value="6767" table:style-name="ce11">
            <text:p>6,767</text:p>
          </table:table-cell>
          <table:table-cell office:value-type="float" office:value="3788" table:style-name="ce11">
            <text:p>3,788</text:p>
          </table:table-cell>
          <table:table-cell office:value-type="float" office:value="2979" table:style-name="ce10">
            <text:p>2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5" table:style-name="ce52">
            <text:p>4,145</text:p>
          </table:table-cell>
          <table:table-cell office:value-type="float" office:value="12254" table:style-name="ce11">
            <text:p>12,254</text:p>
          </table:table-cell>
          <table:table-cell office:value-type="float" office:value="6494" table:style-name="ce11">
            <text:p>6,494</text:p>
          </table:table-cell>
          <table:table-cell office:value-type="float" office:value="5760" table:style-name="ce10">
            <text:p>5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55" table:style-name="ce52">
            <text:p>2,355</text:p>
          </table:table-cell>
          <table:table-cell office:value-type="float" office:value="6402" table:style-name="ce11">
            <text:p>6,402</text:p>
          </table:table-cell>
          <table:table-cell office:value-type="float" office:value="3500" table:style-name="ce11">
            <text:p>3,500</text:p>
          </table:table-cell>
          <table:table-cell office:value-type="float" office:value="2902" table:style-name="ce10">
            <text:p>2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30" table:style-name="ce52">
            <text:p>1,730</text:p>
          </table:table-cell>
          <table:table-cell office:value-type="float" office:value="4161" table:style-name="ce11">
            <text:p>4,161</text:p>
          </table:table-cell>
          <table:table-cell office:value-type="float" office:value="2316" table:style-name="ce11">
            <text:p>2,316</text:p>
          </table:table-cell>
          <table:table-cell office:value-type="float" office:value="1845" table:style-name="ce10">
            <text:p>1,84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79" table:style-name="ce53">
            <text:p>1,979</text:p>
          </table:table-cell>
          <table:table-cell office:value-type="float" office:value="5806" table:style-name="ce18">
            <text:p>5,806</text:p>
          </table:table-cell>
          <table:table-cell office:value-type="float" office:value="3114" table:style-name="ce18">
            <text:p>3,114</text:p>
          </table:table-cell>
          <table:table-cell office:value-type="float" office:value="2692" table:style-name="ce17">
            <text:p>2,692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6224" table:style-name="ce71">
            <text:p>396,224</text:p>
          </table:table-cell>
          <table:table-cell office:value-type="float" office:value="1267988" table:style-name="ce79">
            <text:p>1,267,988</text:p>
          </table:table-cell>
          <table:table-cell office:value-type="float" office:value="644633" table:style-name="ce79">
            <text:p>644,633</text:p>
          </table:table-cell>
          <table:table-cell office:value-type="float" office:value="623355" table:style-name="ce73">
            <text:p>623,35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979" table:style-name="ce52">
            <text:p>77,979</text:p>
          </table:table-cell>
          <table:table-cell office:value-type="float" office:value="231504" table:style-name="ce11">
            <text:p>231,504</text:p>
          </table:table-cell>
          <table:table-cell office:value-type="float" office:value="113916" table:style-name="ce11">
            <text:p>113,916</text:p>
          </table:table-cell>
          <table:table-cell office:value-type="float" office:value="117588" table:style-name="ce10">
            <text:p>117,5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983" table:style-name="ce52">
            <text:p>40,983</text:p>
          </table:table-cell>
          <table:table-cell office:value-type="float" office:value="124807" table:style-name="ce11">
            <text:p>124,807</text:p>
          </table:table-cell>
          <table:table-cell office:value-type="float" office:value="61809" table:style-name="ce11">
            <text:p>61,809</text:p>
          </table:table-cell>
          <table:table-cell office:value-type="float" office:value="62998" table:style-name="ce10">
            <text:p>62,998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246" table:style-name="ce52">
            <text:p>25,246</text:p>
          </table:table-cell>
          <table:table-cell office:value-type="float" office:value="86580" table:style-name="ce11">
            <text:p>86,580</text:p>
          </table:table-cell>
          <table:table-cell office:value-type="float" office:value="43908" table:style-name="ce11">
            <text:p>43,908</text:p>
          </table:table-cell>
          <table:table-cell office:value-type="float" office:value="42672" table:style-name="ce10">
            <text:p>42,6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480" table:style-name="ce52">
            <text:p>27,480</text:p>
          </table:table-cell>
          <table:table-cell office:value-type="float" office:value="90229" table:style-name="ce11">
            <text:p>90,229</text:p>
          </table:table-cell>
          <table:table-cell office:value-type="float" office:value="45919" table:style-name="ce11">
            <text:p>45,919</text:p>
          </table:table-cell>
          <table:table-cell office:value-type="float" office:value="44310" table:style-name="ce10">
            <text:p>44,3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048" table:style-name="ce52">
            <text:p>11,048</text:p>
          </table:table-cell>
          <table:table-cell office:value-type="float" office:value="33359" table:style-name="ce11">
            <text:p>33,359</text:p>
          </table:table-cell>
          <table:table-cell office:value-type="float" office:value="16757" table:style-name="ce11">
            <text:p>16,757</text:p>
          </table:table-cell>
          <table:table-cell office:value-type="float" office:value="16602" table:style-name="ce10">
            <text:p>16,60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668" table:style-name="ce52">
            <text:p>16,668</text:p>
          </table:table-cell>
          <table:table-cell office:value-type="float" office:value="54951" table:style-name="ce11">
            <text:p>54,951</text:p>
          </table:table-cell>
          <table:table-cell office:value-type="float" office:value="27765" table:style-name="ce11">
            <text:p>27,765</text:p>
          </table:table-cell>
          <table:table-cell office:value-type="float" office:value="27186" table:style-name="ce10">
            <text:p>27,1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01" table:style-name="ce52">
            <text:p>13,401</text:p>
          </table:table-cell>
          <table:table-cell office:value-type="float" office:value="40852" table:style-name="ce11">
            <text:p>40,852</text:p>
          </table:table-cell>
          <table:table-cell office:value-type="float" office:value="20915" table:style-name="ce11">
            <text:p>20,915</text:p>
          </table:table-cell>
          <table:table-cell office:value-type="float" office:value="19937" table:style-name="ce10">
            <text:p>19,9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248" table:style-name="ce52">
            <text:p>15,248</text:p>
          </table:table-cell>
          <table:table-cell office:value-type="float" office:value="49743" table:style-name="ce11">
            <text:p>49,743</text:p>
          </table:table-cell>
          <table:table-cell office:value-type="float" office:value="25497" table:style-name="ce11">
            <text:p>25,497</text:p>
          </table:table-cell>
          <table:table-cell office:value-type="float" office:value="24246" table:style-name="ce10">
            <text:p>24,2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22" table:style-name="ce52">
            <text:p>4,522</text:p>
          </table:table-cell>
          <table:table-cell office:value-type="float" office:value="16671" table:style-name="ce11">
            <text:p>16,671</text:p>
          </table:table-cell>
          <table:table-cell office:value-type="float" office:value="8569" table:style-name="ce11">
            <text:p>8,569</text:p>
          </table:table-cell>
          <table:table-cell office:value-type="float" office:value="8102" table:style-name="ce10">
            <text:p>8,10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510" table:style-name="ce52">
            <text:p>10,510</text:p>
          </table:table-cell>
          <table:table-cell office:value-type="float" office:value="37674" table:style-name="ce11">
            <text:p>37,674</text:p>
          </table:table-cell>
          <table:table-cell office:value-type="float" office:value="19077" table:style-name="ce11">
            <text:p>19,077</text:p>
          </table:table-cell>
          <table:table-cell office:value-type="float" office:value="18597" table:style-name="ce10">
            <text:p>18,5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211" table:style-name="ce52">
            <text:p>13,211</text:p>
          </table:table-cell>
          <table:table-cell office:value-type="float" office:value="46526" table:style-name="ce11">
            <text:p>46,526</text:p>
          </table:table-cell>
          <table:table-cell office:value-type="float" office:value="24260" table:style-name="ce11">
            <text:p>24,260</text:p>
          </table:table-cell>
          <table:table-cell office:value-type="float" office:value="22266" table:style-name="ce10">
            <text:p>22,2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107" table:style-name="ce52">
            <text:p>11,107</text:p>
          </table:table-cell>
          <table:table-cell office:value-type="float" office:value="38933" table:style-name="ce11">
            <text:p>38,933</text:p>
          </table:table-cell>
          <table:table-cell office:value-type="float" office:value="20051" table:style-name="ce11">
            <text:p>20,051</text:p>
          </table:table-cell>
          <table:table-cell office:value-type="float" office:value="18882" table:style-name="ce10">
            <text:p>18,8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436" table:style-name="ce52">
            <text:p>14,436</text:p>
          </table:table-cell>
          <table:table-cell office:value-type="float" office:value="45351" table:style-name="ce11">
            <text:p>45,351</text:p>
          </table:table-cell>
          <table:table-cell office:value-type="float" office:value="23241" table:style-name="ce11">
            <text:p>23,241</text:p>
          </table:table-cell>
          <table:table-cell office:value-type="float" office:value="22110" table:style-name="ce10">
            <text:p>22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6" table:style-name="ce52">
            <text:p>6,846</text:p>
          </table:table-cell>
          <table:table-cell office:value-type="float" office:value="23271" table:style-name="ce11">
            <text:p>23,271</text:p>
          </table:table-cell>
          <table:table-cell office:value-type="float" office:value="12251" table:style-name="ce11">
            <text:p>12,251</text:p>
          </table:table-cell>
          <table:table-cell office:value-type="float" office:value="11020" table:style-name="ce10">
            <text:p>11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571" table:style-name="ce52">
            <text:p>11,571</text:p>
          </table:table-cell>
          <table:table-cell office:value-type="float" office:value="37522" table:style-name="ce11">
            <text:p>37,522</text:p>
          </table:table-cell>
          <table:table-cell office:value-type="float" office:value="19292" table:style-name="ce11">
            <text:p>19,292</text:p>
          </table:table-cell>
          <table:table-cell office:value-type="float" office:value="18230" table:style-name="ce10">
            <text:p>18,2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267" table:style-name="ce52">
            <text:p>9,267</text:p>
          </table:table-cell>
          <table:table-cell office:value-type="float" office:value="32007" table:style-name="ce11">
            <text:p>32,007</text:p>
          </table:table-cell>
          <table:table-cell office:value-type="float" office:value="16841" table:style-name="ce11">
            <text:p>16,841</text:p>
          </table:table-cell>
          <table:table-cell office:value-type="float" office:value="15166" table:style-name="ce10">
            <text:p>15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47" table:style-name="ce52">
            <text:p>10,947</text:p>
          </table:table-cell>
          <table:table-cell office:value-type="float" office:value="34595" table:style-name="ce11">
            <text:p>34,595</text:p>
          </table:table-cell>
          <table:table-cell office:value-type="float" office:value="17750" table:style-name="ce11">
            <text:p>17,750</text:p>
          </table:table-cell>
          <table:table-cell office:value-type="float" office:value="16845" table:style-name="ce10">
            <text:p>16,8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75" table:style-name="ce52">
            <text:p>11,075</text:p>
          </table:table-cell>
          <table:table-cell office:value-type="float" office:value="36340" table:style-name="ce11">
            <text:p>36,340</text:p>
          </table:table-cell>
          <table:table-cell office:value-type="float" office:value="18792" table:style-name="ce11">
            <text:p>18,792</text:p>
          </table:table-cell>
          <table:table-cell office:value-type="float" office:value="17548" table:style-name="ce10">
            <text:p>17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125" table:style-name="ce52">
            <text:p>13,125</text:p>
          </table:table-cell>
          <table:table-cell office:value-type="float" office:value="42509" table:style-name="ce11">
            <text:p>42,509</text:p>
          </table:table-cell>
          <table:table-cell office:value-type="float" office:value="21839" table:style-name="ce11">
            <text:p>21,839</text:p>
          </table:table-cell>
          <table:table-cell office:value-type="float" office:value="20670" table:style-name="ce10">
            <text:p>20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14" table:style-name="ce52">
            <text:p>5,314</text:p>
          </table:table-cell>
          <table:table-cell office:value-type="float" office:value="14687" table:style-name="ce11">
            <text:p>14,687</text:p>
          </table:table-cell>
          <table:table-cell office:value-type="float" office:value="7761" table:style-name="ce11">
            <text:p>7,761</text:p>
          </table:table-cell>
          <table:table-cell office:value-type="float" office:value="6926" table:style-name="ce10">
            <text:p>6,9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113" table:style-name="ce52">
            <text:p>8,113</text:p>
          </table:table-cell>
          <table:table-cell office:value-type="float" office:value="26778" table:style-name="ce11">
            <text:p>26,778</text:p>
          </table:table-cell>
          <table:table-cell office:value-type="float" office:value="13846" table:style-name="ce11">
            <text:p>13,846</text:p>
          </table:table-cell>
          <table:table-cell office:value-type="float" office:value="12932" table:style-name="ce10">
            <text:p>12,9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63" table:style-name="ce52">
            <text:p>9,163</text:p>
          </table:table-cell>
          <table:table-cell office:value-type="float" office:value="30119" table:style-name="ce11">
            <text:p>30,119</text:p>
          </table:table-cell>
          <table:table-cell office:value-type="float" office:value="15539" table:style-name="ce11">
            <text:p>15,539</text:p>
          </table:table-cell>
          <table:table-cell office:value-type="float" office:value="14580" table:style-name="ce10">
            <text:p>14,5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51" table:style-name="ce52">
            <text:p>10,151</text:p>
          </table:table-cell>
          <table:table-cell office:value-type="float" office:value="32829" table:style-name="ce11">
            <text:p>32,829</text:p>
          </table:table-cell>
          <table:table-cell office:value-type="float" office:value="17345" table:style-name="ce11">
            <text:p>17,345</text:p>
          </table:table-cell>
          <table:table-cell office:value-type="float" office:value="15484" table:style-name="ce10">
            <text:p>15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91" table:style-name="ce52">
            <text:p>5,191</text:p>
          </table:table-cell>
          <table:table-cell office:value-type="float" office:value="16182" table:style-name="ce11">
            <text:p>16,182</text:p>
          </table:table-cell>
          <table:table-cell office:value-type="float" office:value="8733" table:style-name="ce11">
            <text:p>8,733</text:p>
          </table:table-cell>
          <table:table-cell office:value-type="float" office:value="7449" table:style-name="ce10">
            <text:p>7,4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9" table:style-name="ce52">
            <text:p>4,599</text:p>
          </table:table-cell>
          <table:table-cell office:value-type="float" office:value="14820" table:style-name="ce11">
            <text:p>14,820</text:p>
          </table:table-cell>
          <table:table-cell office:value-type="float" office:value="7743" table:style-name="ce11">
            <text:p>7,743</text:p>
          </table:table-cell>
          <table:table-cell office:value-type="float" office:value="7077" table:style-name="ce10">
            <text:p>7,07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23" table:style-name="ce53">
            <text:p>9,023</text:p>
          </table:table-cell>
          <table:table-cell office:value-type="float" office:value="29149" table:style-name="ce18">
            <text:p>29,149</text:p>
          </table:table-cell>
          <table:table-cell office:value-type="float" office:value="15217" table:style-name="ce18">
            <text:p>15,217</text:p>
          </table:table-cell>
          <table:table-cell office:value-type="float" office:value="13932" table:style-name="ce17">
            <text:p>13,932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628" table:style-name="ce71">
            <text:p>179,628</text:p>
          </table:table-cell>
          <table:table-cell office:value-type="float" office:value="491743" table:style-name="ce79">
            <text:p>491,743</text:p>
          </table:table-cell>
          <table:table-cell office:value-type="float" office:value="251297" table:style-name="ce79">
            <text:p>251,297</text:p>
          </table:table-cell>
          <table:table-cell office:value-type="float" office:value="240446" table:style-name="ce73">
            <text:p>240,4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402" table:style-name="ce52">
            <text:p>35,402</text:p>
          </table:table-cell>
          <table:table-cell office:value-type="float" office:value="99092" table:style-name="ce11">
            <text:p>99,092</text:p>
          </table:table-cell>
          <table:table-cell office:value-type="float" office:value="49516" table:style-name="ce11">
            <text:p>49,516</text:p>
          </table:table-cell>
          <table:table-cell office:value-type="float" office:value="49576" table:style-name="ce10">
            <text:p>49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90" table:style-name="ce52">
            <text:p>29,090</text:p>
          </table:table-cell>
          <table:table-cell office:value-type="float" office:value="79367" table:style-name="ce11">
            <text:p>79,367</text:p>
          </table:table-cell>
          <table:table-cell office:value-type="float" office:value="39429" table:style-name="ce11">
            <text:p>39,429</text:p>
          </table:table-cell>
          <table:table-cell office:value-type="float" office:value="39938" table:style-name="ce10">
            <text:p>39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059" table:style-name="ce52">
            <text:p>34,059</text:p>
          </table:table-cell>
          <table:table-cell office:value-type="float" office:value="97588" table:style-name="ce11">
            <text:p>97,588</text:p>
          </table:table-cell>
          <table:table-cell office:value-type="float" office:value="49145" table:style-name="ce11">
            <text:p>49,145</text:p>
          </table:table-cell>
          <table:table-cell office:value-type="float" office:value="48443" table:style-name="ce10">
            <text:p>48,4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98" table:style-name="ce52">
            <text:p>20,298</text:p>
          </table:table-cell>
          <table:table-cell office:value-type="float" office:value="53580" table:style-name="ce11">
            <text:p>53,580</text:p>
          </table:table-cell>
          <table:table-cell office:value-type="float" office:value="27379" table:style-name="ce11">
            <text:p>27,379</text:p>
          </table:table-cell>
          <table:table-cell office:value-type="float" office:value="26201" table:style-name="ce10">
            <text:p>26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67" table:style-name="ce52">
            <text:p>4,267</text:p>
          </table:table-cell>
          <table:table-cell office:value-type="float" office:value="10525" table:style-name="ce11">
            <text:p>10,525</text:p>
          </table:table-cell>
          <table:table-cell office:value-type="float" office:value="5503" table:style-name="ce11">
            <text:p>5,503</text:p>
          </table:table-cell>
          <table:table-cell office:value-type="float" office:value="5022" table:style-name="ce10">
            <text:p>5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78" table:style-name="ce52">
            <text:p>12,678</text:p>
          </table:table-cell>
          <table:table-cell office:value-type="float" office:value="37631" table:style-name="ce11">
            <text:p>37,631</text:p>
          </table:table-cell>
          <table:table-cell office:value-type="float" office:value="19804" table:style-name="ce11">
            <text:p>19,804</text:p>
          </table:table-cell>
          <table:table-cell office:value-type="float" office:value="17827" table:style-name="ce10">
            <text:p>17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19" table:style-name="ce52">
            <text:p>8,019</text:p>
          </table:table-cell>
          <table:table-cell office:value-type="float" office:value="17299" table:style-name="ce11">
            <text:p>17,299</text:p>
          </table:table-cell>
          <table:table-cell office:value-type="float" office:value="9239" table:style-name="ce11">
            <text:p>9,239</text:p>
          </table:table-cell>
          <table:table-cell office:value-type="float" office:value="8060" table:style-name="ce10">
            <text:p>8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97" table:style-name="ce52">
            <text:p>5,597</text:p>
          </table:table-cell>
          <table:table-cell office:value-type="float" office:value="14361" table:style-name="ce11">
            <text:p>14,361</text:p>
          </table:table-cell>
          <table:table-cell office:value-type="float" office:value="7835" table:style-name="ce11">
            <text:p>7,835</text:p>
          </table:table-cell>
          <table:table-cell office:value-type="float" office:value="6526" table:style-name="ce10">
            <text:p>6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4" table:style-name="ce52">
            <text:p>5,754</text:p>
          </table:table-cell>
          <table:table-cell office:value-type="float" office:value="15508" table:style-name="ce11">
            <text:p>15,508</text:p>
          </table:table-cell>
          <table:table-cell office:value-type="float" office:value="8162" table:style-name="ce11">
            <text:p>8,162</text:p>
          </table:table-cell>
          <table:table-cell office:value-type="float" office:value="7346" table:style-name="ce10">
            <text:p>7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16" table:style-name="ce52">
            <text:p>7,216</text:p>
          </table:table-cell>
          <table:table-cell office:value-type="float" office:value="18028" table:style-name="ce11">
            <text:p>18,028</text:p>
          </table:table-cell>
          <table:table-cell office:value-type="float" office:value="9708" table:style-name="ce11">
            <text:p>9,708</text:p>
          </table:table-cell>
          <table:table-cell office:value-type="float" office:value="8320" table:style-name="ce10">
            <text:p>8,3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26" table:style-name="ce52">
            <text:p>7,126</text:p>
          </table:table-cell>
          <table:table-cell office:value-type="float" office:value="17082" table:style-name="ce11">
            <text:p>17,082</text:p>
          </table:table-cell>
          <table:table-cell office:value-type="float" office:value="8956" table:style-name="ce11">
            <text:p>8,956</text:p>
          </table:table-cell>
          <table:table-cell office:value-type="float" office:value="8126" table:style-name="ce10">
            <text:p>8,1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3" table:style-name="ce52">
            <text:p>5,273</text:p>
          </table:table-cell>
          <table:table-cell office:value-type="float" office:value="15870" table:style-name="ce11">
            <text:p>15,870</text:p>
          </table:table-cell>
          <table:table-cell office:value-type="float" office:value="8499" table:style-name="ce11">
            <text:p>8,499</text:p>
          </table:table-cell>
          <table:table-cell office:value-type="float" office:value="7371" table:style-name="ce10">
            <text:p>7,37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49" table:style-name="ce53">
            <text:p>4,849</text:p>
          </table:table-cell>
          <table:table-cell office:value-type="float" office:value="15812" table:style-name="ce18">
            <text:p>15,812</text:p>
          </table:table-cell>
          <table:table-cell office:value-type="float" office:value="8122" table:style-name="ce18">
            <text:p>8,122</text:p>
          </table:table-cell>
          <table:table-cell office:value-type="float" office:value="7690" table:style-name="ce17">
            <text:p>7,69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3921" table:style-name="ce71">
            <text:p>243,921</text:p>
          </table:table-cell>
          <table:table-cell office:value-type="float" office:value="678064" table:style-name="ce79">
            <text:p>678,064</text:p>
          </table:table-cell>
          <table:table-cell office:value-type="float" office:value="350789" table:style-name="ce79">
            <text:p>350,789</text:p>
          </table:table-cell>
          <table:table-cell office:value-type="float" office:value="327275" table:style-name="ce73">
            <text:p>327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401" table:style-name="ce52">
            <text:p>39,401</text:p>
          </table:table-cell>
          <table:table-cell office:value-type="float" office:value="108713" table:style-name="ce11">
            <text:p>108,713</text:p>
          </table:table-cell>
          <table:table-cell office:value-type="float" office:value="53896" table:style-name="ce11">
            <text:p>53,896</text:p>
          </table:table-cell>
          <table:table-cell office:value-type="float" office:value="54817" table:style-name="ce10">
            <text:p>54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095" table:style-name="ce52">
            <text:p>16,095</text:p>
          </table:table-cell>
          <table:table-cell office:value-type="float" office:value="44186" table:style-name="ce11">
            <text:p>44,186</text:p>
          </table:table-cell>
          <table:table-cell office:value-type="float" office:value="22411" table:style-name="ce11">
            <text:p>22,411</text:p>
          </table:table-cell>
          <table:table-cell office:value-type="float" office:value="21775" table:style-name="ce10">
            <text:p>21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932" table:style-name="ce52">
            <text:p>25,932</text:p>
          </table:table-cell>
          <table:table-cell office:value-type="float" office:value="70945" table:style-name="ce11">
            <text:p>70,945</text:p>
          </table:table-cell>
          <table:table-cell office:value-type="float" office:value="35843" table:style-name="ce11">
            <text:p>35,843</text:p>
          </table:table-cell>
          <table:table-cell office:value-type="float" office:value="35102" table:style-name="ce10">
            <text:p>35,1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046" table:style-name="ce52">
            <text:p>15,046</text:p>
          </table:table-cell>
          <table:table-cell office:value-type="float" office:value="45479" table:style-name="ce11">
            <text:p>45,479</text:p>
          </table:table-cell>
          <table:table-cell office:value-type="float" office:value="22868" table:style-name="ce11">
            <text:p>22,868</text:p>
          </table:table-cell>
          <table:table-cell office:value-type="float" office:value="22611" table:style-name="ce10">
            <text:p>22,6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97" table:style-name="ce52">
            <text:p>9,597</text:p>
          </table:table-cell>
          <table:table-cell office:value-type="float" office:value="28409" table:style-name="ce11">
            <text:p>28,409</text:p>
          </table:table-cell>
          <table:table-cell office:value-type="float" office:value="14808" table:style-name="ce11">
            <text:p>14,808</text:p>
          </table:table-cell>
          <table:table-cell office:value-type="float" office:value="13601" table:style-name="ce10">
            <text:p>13,6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155" table:style-name="ce52">
            <text:p>16,155</text:p>
          </table:table-cell>
          <table:table-cell office:value-type="float" office:value="39238" table:style-name="ce11">
            <text:p>39,238</text:p>
          </table:table-cell>
          <table:table-cell office:value-type="float" office:value="20288" table:style-name="ce11">
            <text:p>20,288</text:p>
          </table:table-cell>
          <table:table-cell office:value-type="float" office:value="18950" table:style-name="ce10">
            <text:p>18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67" table:style-name="ce52">
            <text:p>11,267</text:p>
          </table:table-cell>
          <table:table-cell office:value-type="float" office:value="30945" table:style-name="ce11">
            <text:p>30,945</text:p>
          </table:table-cell>
          <table:table-cell office:value-type="float" office:value="16293" table:style-name="ce11">
            <text:p>16,293</text:p>
          </table:table-cell>
          <table:table-cell office:value-type="float" office:value="14652" table:style-name="ce10">
            <text:p>14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56" table:style-name="ce52">
            <text:p>6,656</text:p>
          </table:table-cell>
          <table:table-cell office:value-type="float" office:value="18657" table:style-name="ce11">
            <text:p>18,657</text:p>
          </table:table-cell>
          <table:table-cell office:value-type="float" office:value="9942" table:style-name="ce11">
            <text:p>9,942</text:p>
          </table:table-cell>
          <table:table-cell office:value-type="float" office:value="8715" table:style-name="ce10">
            <text:p>8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59" table:style-name="ce52">
            <text:p>9,459</text:p>
          </table:table-cell>
          <table:table-cell office:value-type="float" office:value="28377" table:style-name="ce11">
            <text:p>28,377</text:p>
          </table:table-cell>
          <table:table-cell office:value-type="float" office:value="14797" table:style-name="ce11">
            <text:p>14,797</text:p>
          </table:table-cell>
          <table:table-cell office:value-type="float" office:value="13580" table:style-name="ce10">
            <text:p>13,5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4" table:style-name="ce52">
            <text:p>6,024</text:p>
          </table:table-cell>
          <table:table-cell office:value-type="float" office:value="17648" table:style-name="ce11">
            <text:p>17,648</text:p>
          </table:table-cell>
          <table:table-cell office:value-type="float" office:value="9261" table:style-name="ce11">
            <text:p>9,261</text:p>
          </table:table-cell>
          <table:table-cell office:value-type="float" office:value="8387" table:style-name="ce10">
            <text:p>8,3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68" table:style-name="ce52">
            <text:p>8,968</text:p>
          </table:table-cell>
          <table:table-cell office:value-type="float" office:value="26104" table:style-name="ce11">
            <text:p>26,104</text:p>
          </table:table-cell>
          <table:table-cell office:value-type="float" office:value="13954" table:style-name="ce11">
            <text:p>13,954</text:p>
          </table:table-cell>
          <table:table-cell office:value-type="float" office:value="12150" table:style-name="ce10">
            <text:p>12,1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69" table:style-name="ce52">
            <text:p>8,569</text:p>
          </table:table-cell>
          <table:table-cell office:value-type="float" office:value="23849" table:style-name="ce11">
            <text:p>23,849</text:p>
          </table:table-cell>
          <table:table-cell office:value-type="float" office:value="12575" table:style-name="ce11">
            <text:p>12,575</text:p>
          </table:table-cell>
          <table:table-cell office:value-type="float" office:value="11274" table:style-name="ce10">
            <text:p>11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068" table:style-name="ce52">
            <text:p>15,068</text:p>
          </table:table-cell>
          <table:table-cell office:value-type="float" office:value="47671" table:style-name="ce11">
            <text:p>47,671</text:p>
          </table:table-cell>
          <table:table-cell office:value-type="float" office:value="23711" table:style-name="ce11">
            <text:p>23,711</text:p>
          </table:table-cell>
          <table:table-cell office:value-type="float" office:value="23960" table:style-name="ce10">
            <text:p>23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818" table:style-name="ce52">
            <text:p>5,818</text:p>
          </table:table-cell>
          <table:table-cell office:value-type="float" office:value="14194" table:style-name="ce11">
            <text:p>14,194</text:p>
          </table:table-cell>
          <table:table-cell office:value-type="float" office:value="7869" table:style-name="ce11">
            <text:p>7,869</text:p>
          </table:table-cell>
          <table:table-cell office:value-type="float" office:value="6325" table:style-name="ce10">
            <text:p>6,3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7" table:style-name="ce52">
            <text:p>4,447</text:p>
          </table:table-cell>
          <table:table-cell office:value-type="float" office:value="12514" table:style-name="ce11">
            <text:p>12,514</text:p>
          </table:table-cell>
          <table:table-cell office:value-type="float" office:value="6734" table:style-name="ce11">
            <text:p>6,734</text:p>
          </table:table-cell>
          <table:table-cell office:value-type="float" office:value="5780" table:style-name="ce10">
            <text:p>5,7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70" table:style-name="ce52">
            <text:p>8,570</text:p>
          </table:table-cell>
          <table:table-cell office:value-type="float" office:value="23097" table:style-name="ce11">
            <text:p>23,097</text:p>
          </table:table-cell>
          <table:table-cell office:value-type="float" office:value="12357" table:style-name="ce11">
            <text:p>12,357</text:p>
          </table:table-cell>
          <table:table-cell office:value-type="float" office:value="10740" table:style-name="ce10">
            <text:p>10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59" table:style-name="ce52">
            <text:p>9,159</text:p>
          </table:table-cell>
          <table:table-cell office:value-type="float" office:value="24796" table:style-name="ce11">
            <text:p>24,796</text:p>
          </table:table-cell>
          <table:table-cell office:value-type="float" office:value="13585" table:style-name="ce11">
            <text:p>13,585</text:p>
          </table:table-cell>
          <table:table-cell office:value-type="float" office:value="11211" table:style-name="ce10">
            <text:p>11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23" table:style-name="ce52">
            <text:p>8,623</text:p>
          </table:table-cell>
          <table:table-cell office:value-type="float" office:value="22461" table:style-name="ce11">
            <text:p>22,461</text:p>
          </table:table-cell>
          <table:table-cell office:value-type="float" office:value="12229" table:style-name="ce11">
            <text:p>12,229</text:p>
          </table:table-cell>
          <table:table-cell office:value-type="float" office:value="10232" table:style-name="ce10">
            <text:p>10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69" table:style-name="ce52">
            <text:p>9,369</text:p>
          </table:table-cell>
          <table:table-cell office:value-type="float" office:value="26506" table:style-name="ce11">
            <text:p>26,506</text:p>
          </table:table-cell>
          <table:table-cell office:value-type="float" office:value="14141" table:style-name="ce11">
            <text:p>14,141</text:p>
          </table:table-cell>
          <table:table-cell office:value-type="float" office:value="12365" table:style-name="ce10">
            <text:p>12,36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98" table:style-name="ce53">
            <text:p>9,698</text:p>
          </table:table-cell>
          <table:table-cell office:value-type="float" office:value="24275" table:style-name="ce18">
            <text:p>24,275</text:p>
          </table:table-cell>
          <table:table-cell office:value-type="float" office:value="13227" table:style-name="ce18">
            <text:p>13,227</text:p>
          </table:table-cell>
          <table:table-cell office:value-type="float" office:value="11048" table:style-name="ce17">
            <text:p>11,04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593" table:style-name="ce71">
            <text:p>184,593</text:p>
          </table:table-cell>
          <table:table-cell office:value-type="float" office:value="500316" table:style-name="ce79">
            <text:p>500,316</text:p>
          </table:table-cell>
          <table:table-cell office:value-type="float" office:value="259589" table:style-name="ce79">
            <text:p>259,589</text:p>
          </table:table-cell>
          <table:table-cell office:value-type="float" office:value="240727" table:style-name="ce73">
            <text:p>240,7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633" table:style-name="ce52">
            <text:p>13,633</text:p>
          </table:table-cell>
          <table:table-cell office:value-type="float" office:value="38475" table:style-name="ce11">
            <text:p>38,475</text:p>
          </table:table-cell>
          <table:table-cell office:value-type="float" office:value="19633" table:style-name="ce11">
            <text:p>19,633</text:p>
          </table:table-cell>
          <table:table-cell office:value-type="float" office:value="18842" table:style-name="ce10">
            <text:p>18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64" table:style-name="ce52">
            <text:p>15,864</text:p>
          </table:table-cell>
          <table:table-cell office:value-type="float" office:value="41698" table:style-name="ce11">
            <text:p>41,698</text:p>
          </table:table-cell>
          <table:table-cell office:value-type="float" office:value="21022" table:style-name="ce11">
            <text:p>21,022</text:p>
          </table:table-cell>
          <table:table-cell office:value-type="float" office:value="20676" table:style-name="ce10">
            <text:p>20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75" table:style-name="ce52">
            <text:p>9,875</text:p>
          </table:table-cell>
          <table:table-cell office:value-type="float" office:value="26051" table:style-name="ce11">
            <text:p>26,051</text:p>
          </table:table-cell>
          <table:table-cell office:value-type="float" office:value="13297" table:style-name="ce11">
            <text:p>13,297</text:p>
          </table:table-cell>
          <table:table-cell office:value-type="float" office:value="12754" table:style-name="ce10">
            <text:p>12,7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44" table:style-name="ce52">
            <text:p>11,444</text:p>
          </table:table-cell>
          <table:table-cell office:value-type="float" office:value="30446" table:style-name="ce11">
            <text:p>30,446</text:p>
          </table:table-cell>
          <table:table-cell office:value-type="float" office:value="15503" table:style-name="ce11">
            <text:p>15,503</text:p>
          </table:table-cell>
          <table:table-cell office:value-type="float" office:value="14943" table:style-name="ce10">
            <text:p>14,9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646" table:style-name="ce52">
            <text:p>25,646</text:p>
          </table:table-cell>
          <table:table-cell office:value-type="float" office:value="71330" table:style-name="ce11">
            <text:p>71,330</text:p>
          </table:table-cell>
          <table:table-cell office:value-type="float" office:value="36450" table:style-name="ce11">
            <text:p>36,450</text:p>
          </table:table-cell>
          <table:table-cell office:value-type="float" office:value="34880" table:style-name="ce10">
            <text:p>34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87" table:style-name="ce52">
            <text:p>5,287</text:p>
          </table:table-cell>
          <table:table-cell office:value-type="float" office:value="14122" table:style-name="ce11">
            <text:p>14,122</text:p>
          </table:table-cell>
          <table:table-cell office:value-type="float" office:value="7535" table:style-name="ce11">
            <text:p>7,535</text:p>
          </table:table-cell>
          <table:table-cell office:value-type="float" office:value="6587" table:style-name="ce10">
            <text:p>6,5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29" table:style-name="ce52">
            <text:p>10,829</text:p>
          </table:table-cell>
          <table:table-cell office:value-type="float" office:value="31246" table:style-name="ce11">
            <text:p>31,246</text:p>
          </table:table-cell>
          <table:table-cell office:value-type="float" office:value="16496" table:style-name="ce11">
            <text:p>16,496</text:p>
          </table:table-cell>
          <table:table-cell office:value-type="float" office:value="14750" table:style-name="ce10">
            <text:p>14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79" table:style-name="ce52">
            <text:p>8,779</text:p>
          </table:table-cell>
          <table:table-cell office:value-type="float" office:value="22288" table:style-name="ce11">
            <text:p>22,288</text:p>
          </table:table-cell>
          <table:table-cell office:value-type="float" office:value="11794" table:style-name="ce11">
            <text:p>11,794</text:p>
          </table:table-cell>
          <table:table-cell office:value-type="float" office:value="10494" table:style-name="ce10">
            <text:p>10,4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31" table:style-name="ce52">
            <text:p>9,131</text:p>
          </table:table-cell>
          <table:table-cell office:value-type="float" office:value="23836" table:style-name="ce11">
            <text:p>23,836</text:p>
          </table:table-cell>
          <table:table-cell office:value-type="float" office:value="12605" table:style-name="ce11">
            <text:p>12,605</text:p>
          </table:table-cell>
          <table:table-cell office:value-type="float" office:value="11231" table:style-name="ce10">
            <text:p>11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6" table:style-name="ce52">
            <text:p>7,266</text:p>
          </table:table-cell>
          <table:table-cell office:value-type="float" office:value="17661" table:style-name="ce11">
            <text:p>17,661</text:p>
          </table:table-cell>
          <table:table-cell office:value-type="float" office:value="9204" table:style-name="ce11">
            <text:p>9,204</text:p>
          </table:table-cell>
          <table:table-cell office:value-type="float" office:value="8457" table:style-name="ce10">
            <text:p>8,4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3" table:style-name="ce52">
            <text:p>5,743</text:p>
          </table:table-cell>
          <table:table-cell office:value-type="float" office:value="14951" table:style-name="ce11">
            <text:p>14,951</text:p>
          </table:table-cell>
          <table:table-cell office:value-type="float" office:value="8044" table:style-name="ce11">
            <text:p>8,044</text:p>
          </table:table-cell>
          <table:table-cell office:value-type="float" office:value="6907" table:style-name="ce10">
            <text:p>6,9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441" table:style-name="ce52">
            <text:p>18,441</text:p>
          </table:table-cell>
          <table:table-cell office:value-type="float" office:value="49048" table:style-name="ce11">
            <text:p>49,048</text:p>
          </table:table-cell>
          <table:table-cell office:value-type="float" office:value="25314" table:style-name="ce11">
            <text:p>25,314</text:p>
          </table:table-cell>
          <table:table-cell office:value-type="float" office:value="23734" table:style-name="ce10">
            <text:p>23,7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54" table:style-name="ce52">
            <text:p>16,154</text:p>
          </table:table-cell>
          <table:table-cell office:value-type="float" office:value="44235" table:style-name="ce11">
            <text:p>44,235</text:p>
          </table:table-cell>
          <table:table-cell office:value-type="float" office:value="22926" table:style-name="ce11">
            <text:p>22,926</text:p>
          </table:table-cell>
          <table:table-cell office:value-type="float" office:value="21309" table:style-name="ce10">
            <text:p>21,3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04" table:style-name="ce52">
            <text:p>11,704</text:p>
          </table:table-cell>
          <table:table-cell office:value-type="float" office:value="34904" table:style-name="ce11">
            <text:p>34,904</text:p>
          </table:table-cell>
          <table:table-cell office:value-type="float" office:value="18572" table:style-name="ce11">
            <text:p>18,572</text:p>
          </table:table-cell>
          <table:table-cell office:value-type="float" office:value="16332" table:style-name="ce10">
            <text:p>16,3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6" table:style-name="ce52">
            <text:p>6,766</text:p>
          </table:table-cell>
          <table:table-cell office:value-type="float" office:value="18747" table:style-name="ce11">
            <text:p>18,747</text:p>
          </table:table-cell>
          <table:table-cell office:value-type="float" office:value="9942" table:style-name="ce11">
            <text:p>9,942</text:p>
          </table:table-cell>
          <table:table-cell office:value-type="float" office:value="8805" table:style-name="ce10">
            <text:p>8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20" table:style-name="ce52">
            <text:p>4,220</text:p>
          </table:table-cell>
          <table:table-cell office:value-type="float" office:value="11170" table:style-name="ce11">
            <text:p>11,170</text:p>
          </table:table-cell>
          <table:table-cell office:value-type="float" office:value="6019" table:style-name="ce11">
            <text:p>6,019</text:p>
          </table:table-cell>
          <table:table-cell office:value-type="float" office:value="5151" table:style-name="ce10">
            <text:p>5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2" table:style-name="ce52">
            <text:p>1,932</text:p>
          </table:table-cell>
          <table:table-cell office:value-type="float" office:value="4575" table:style-name="ce11">
            <text:p>4,575</text:p>
          </table:table-cell>
          <table:table-cell office:value-type="float" office:value="2337" table:style-name="ce11">
            <text:p>2,337</text:p>
          </table:table-cell>
          <table:table-cell office:value-type="float" office:value="2238" table:style-name="ce10">
            <text:p>2,23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9" table:style-name="ce53">
            <text:p>1,879</text:p>
          </table:table-cell>
          <table:table-cell office:value-type="float" office:value="5533" table:style-name="ce18">
            <text:p>5,533</text:p>
          </table:table-cell>
          <table:table-cell office:value-type="float" office:value="2896" table:style-name="ce18">
            <text:p>2,896</text:p>
          </table:table-cell>
          <table:table-cell office:value-type="float" office:value="2637" table:style-name="ce17">
            <text:p>2,63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1495" table:style-name="ce71">
            <text:p>291,495</text:p>
          </table:table-cell>
          <table:table-cell office:value-type="float" office:value="814210" table:style-name="ce79">
            <text:p>814,210</text:p>
          </table:table-cell>
          <table:table-cell office:value-type="float" office:value="414905" table:style-name="ce79">
            <text:p>414,905</text:p>
          </table:table-cell>
          <table:table-cell office:value-type="float" office:value="399305" table:style-name="ce73">
            <text:p>399,3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222" table:style-name="ce52">
            <text:p>75,222</text:p>
          </table:table-cell>
          <table:table-cell office:value-type="float" office:value="198089" table:style-name="ce11">
            <text:p>198,089</text:p>
          </table:table-cell>
          <table:table-cell office:value-type="float" office:value="97499" table:style-name="ce11">
            <text:p>97,499</text:p>
          </table:table-cell>
          <table:table-cell office:value-type="float" office:value="100590" table:style-name="ce10">
            <text:p>100,5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245" table:style-name="ce52">
            <text:p>20,245</text:p>
          </table:table-cell>
          <table:table-cell office:value-type="float" office:value="53929" table:style-name="ce11">
            <text:p>53,929</text:p>
          </table:table-cell>
          <table:table-cell office:value-type="float" office:value="26843" table:style-name="ce11">
            <text:p>26,843</text:p>
          </table:table-cell>
          <table:table-cell office:value-type="float" office:value="27086" table:style-name="ce10">
            <text:p>27,0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130" table:style-name="ce52">
            <text:p>17,130</text:p>
          </table:table-cell>
          <table:table-cell office:value-type="float" office:value="46837" table:style-name="ce11">
            <text:p>46,837</text:p>
          </table:table-cell>
          <table:table-cell office:value-type="float" office:value="23603" table:style-name="ce11">
            <text:p>23,603</text:p>
          </table:table-cell>
          <table:table-cell office:value-type="float" office:value="23234" table:style-name="ce10">
            <text:p>23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853" table:style-name="ce52">
            <text:p>11,853</text:p>
          </table:table-cell>
          <table:table-cell office:value-type="float" office:value="30468" table:style-name="ce11">
            <text:p>30,468</text:p>
          </table:table-cell>
          <table:table-cell office:value-type="float" office:value="15585" table:style-name="ce11">
            <text:p>15,585</text:p>
          </table:table-cell>
          <table:table-cell office:value-type="float" office:value="14883" table:style-name="ce10">
            <text:p>14,8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544" table:style-name="ce52">
            <text:p>15,544</text:p>
          </table:table-cell>
          <table:table-cell office:value-type="float" office:value="50215" table:style-name="ce11">
            <text:p>50,215</text:p>
          </table:table-cell>
          <table:table-cell office:value-type="float" office:value="26032" table:style-name="ce11">
            <text:p>26,032</text:p>
          </table:table-cell>
          <table:table-cell office:value-type="float" office:value="24183" table:style-name="ce10">
            <text:p>24,1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51" table:style-name="ce52">
            <text:p>10,351</text:p>
          </table:table-cell>
          <table:table-cell office:value-type="float" office:value="29535" table:style-name="ce11">
            <text:p>29,535</text:p>
          </table:table-cell>
          <table:table-cell office:value-type="float" office:value="15328" table:style-name="ce11">
            <text:p>15,328</text:p>
          </table:table-cell>
          <table:table-cell office:value-type="float" office:value="14207" table:style-name="ce10">
            <text:p>14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72" table:style-name="ce52">
            <text:p>3,872</text:p>
          </table:table-cell>
          <table:table-cell office:value-type="float" office:value="10792" table:style-name="ce11">
            <text:p>10,792</text:p>
          </table:table-cell>
          <table:table-cell office:value-type="float" office:value="5593" table:style-name="ce11">
            <text:p>5,593</text:p>
          </table:table-cell>
          <table:table-cell office:value-type="float" office:value="5199" table:style-name="ce10">
            <text:p>5,1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09" table:style-name="ce52">
            <text:p>7,309</text:p>
          </table:table-cell>
          <table:table-cell office:value-type="float" office:value="21952" table:style-name="ce11">
            <text:p>21,952</text:p>
          </table:table-cell>
          <table:table-cell office:value-type="float" office:value="11264" table:style-name="ce11">
            <text:p>11,264</text:p>
          </table:table-cell>
          <table:table-cell office:value-type="float" office:value="10688" table:style-name="ce10">
            <text:p>10,6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49" table:style-name="ce52">
            <text:p>8,249</text:p>
          </table:table-cell>
          <table:table-cell office:value-type="float" office:value="25697" table:style-name="ce11">
            <text:p>25,697</text:p>
          </table:table-cell>
          <table:table-cell office:value-type="float" office:value="13049" table:style-name="ce11">
            <text:p>13,049</text:p>
          </table:table-cell>
          <table:table-cell office:value-type="float" office:value="12648" table:style-name="ce10">
            <text:p>12,6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23" table:style-name="ce52">
            <text:p>7,923</text:p>
          </table:table-cell>
          <table:table-cell office:value-type="float" office:value="25091" table:style-name="ce11">
            <text:p>25,091</text:p>
          </table:table-cell>
          <table:table-cell office:value-type="float" office:value="12998" table:style-name="ce11">
            <text:p>12,998</text:p>
          </table:table-cell>
          <table:table-cell office:value-type="float" office:value="12093" table:style-name="ce10">
            <text:p>12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16" table:style-name="ce52">
            <text:p>9,216</text:p>
          </table:table-cell>
          <table:table-cell office:value-type="float" office:value="23845" table:style-name="ce11">
            <text:p>23,845</text:p>
          </table:table-cell>
          <table:table-cell office:value-type="float" office:value="12666" table:style-name="ce11">
            <text:p>12,666</text:p>
          </table:table-cell>
          <table:table-cell office:value-type="float" office:value="11179" table:style-name="ce10">
            <text:p>11,1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55" table:style-name="ce52">
            <text:p>6,555</text:p>
          </table:table-cell>
          <table:table-cell office:value-type="float" office:value="20240" table:style-name="ce11">
            <text:p>20,240</text:p>
          </table:table-cell>
          <table:table-cell office:value-type="float" office:value="10518" table:style-name="ce11">
            <text:p>10,518</text:p>
          </table:table-cell>
          <table:table-cell office:value-type="float" office:value="9722" table:style-name="ce10">
            <text:p>9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018" table:style-name="ce52">
            <text:p>19,018</text:p>
          </table:table-cell>
          <table:table-cell office:value-type="float" office:value="53338" table:style-name="ce11">
            <text:p>53,338</text:p>
          </table:table-cell>
          <table:table-cell office:value-type="float" office:value="27468" table:style-name="ce11">
            <text:p>27,468</text:p>
          </table:table-cell>
          <table:table-cell office:value-type="float" office:value="25870" table:style-name="ce10">
            <text:p>25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79" table:style-name="ce52">
            <text:p>5,679</text:p>
          </table:table-cell>
          <table:table-cell office:value-type="float" office:value="16680" table:style-name="ce11">
            <text:p>16,680</text:p>
          </table:table-cell>
          <table:table-cell office:value-type="float" office:value="8843" table:style-name="ce11">
            <text:p>8,843</text:p>
          </table:table-cell>
          <table:table-cell office:value-type="float" office:value="7837" table:style-name="ce10">
            <text:p>7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54" table:style-name="ce52">
            <text:p>3,454</text:p>
          </table:table-cell>
          <table:table-cell office:value-type="float" office:value="9611" table:style-name="ce11">
            <text:p>9,611</text:p>
          </table:table-cell>
          <table:table-cell office:value-type="float" office:value="5126" table:style-name="ce11">
            <text:p>5,126</text:p>
          </table:table-cell>
          <table:table-cell office:value-type="float" office:value="4485" table:style-name="ce10">
            <text:p>4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54" table:style-name="ce52">
            <text:p>8,654</text:p>
          </table:table-cell>
          <table:table-cell office:value-type="float" office:value="23773" table:style-name="ce11">
            <text:p>23,773</text:p>
          </table:table-cell>
          <table:table-cell office:value-type="float" office:value="12427" table:style-name="ce11">
            <text:p>12,427</text:p>
          </table:table-cell>
          <table:table-cell office:value-type="float" office:value="11346" table:style-name="ce10">
            <text:p>11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90" table:style-name="ce52">
            <text:p>11,890</text:p>
          </table:table-cell>
          <table:table-cell office:value-type="float" office:value="34103" table:style-name="ce11">
            <text:p>34,103</text:p>
          </table:table-cell>
          <table:table-cell office:value-type="float" office:value="17681" table:style-name="ce11">
            <text:p>17,681</text:p>
          </table:table-cell>
          <table:table-cell office:value-type="float" office:value="16422" table:style-name="ce10">
            <text:p>16,4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43" table:style-name="ce52">
            <text:p>4,543</text:p>
          </table:table-cell>
          <table:table-cell office:value-type="float" office:value="15345" table:style-name="ce11">
            <text:p>15,345</text:p>
          </table:table-cell>
          <table:table-cell office:value-type="float" office:value="7707" table:style-name="ce11">
            <text:p>7,707</text:p>
          </table:table-cell>
          <table:table-cell office:value-type="float" office:value="7638" table:style-name="ce10">
            <text:p>7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93" table:style-name="ce52">
            <text:p>6,693</text:p>
          </table:table-cell>
          <table:table-cell office:value-type="float" office:value="17337" table:style-name="ce11">
            <text:p>17,337</text:p>
          </table:table-cell>
          <table:table-cell office:value-type="float" office:value="8838" table:style-name="ce11">
            <text:p>8,838</text:p>
          </table:table-cell>
          <table:table-cell office:value-type="float" office:value="8499" table:style-name="ce10">
            <text:p>8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78" table:style-name="ce52">
            <text:p>3,778</text:p>
          </table:table-cell>
          <table:table-cell office:value-type="float" office:value="10391" table:style-name="ce11">
            <text:p>10,391</text:p>
          </table:table-cell>
          <table:table-cell office:value-type="float" office:value="5336" table:style-name="ce11">
            <text:p>5,336</text:p>
          </table:table-cell>
          <table:table-cell office:value-type="float" office:value="5055" table:style-name="ce10">
            <text:p>5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1" table:style-name="ce52">
            <text:p>6,981</text:p>
          </table:table-cell>
          <table:table-cell office:value-type="float" office:value="18650" table:style-name="ce11">
            <text:p>18,650</text:p>
          </table:table-cell>
          <table:table-cell office:value-type="float" office:value="9661" table:style-name="ce11">
            <text:p>9,661</text:p>
          </table:table-cell>
          <table:table-cell office:value-type="float" office:value="8989" table:style-name="ce10">
            <text:p>8,9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22" table:style-name="ce52">
            <text:p>4,622</text:p>
          </table:table-cell>
          <table:table-cell office:value-type="float" office:value="12129" table:style-name="ce11">
            <text:p>12,129</text:p>
          </table:table-cell>
          <table:table-cell office:value-type="float" office:value="6644" table:style-name="ce11">
            <text:p>6,644</text:p>
          </table:table-cell>
          <table:table-cell office:value-type="float" office:value="5485" table:style-name="ce10">
            <text:p>5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8" table:style-name="ce52">
            <text:p>3,478</text:p>
          </table:table-cell>
          <table:table-cell office:value-type="float" office:value="8287" table:style-name="ce11">
            <text:p>8,287</text:p>
          </table:table-cell>
          <table:table-cell office:value-type="float" office:value="4428" table:style-name="ce11">
            <text:p>4,428</text:p>
          </table:table-cell>
          <table:table-cell office:value-type="float" office:value="3859" table:style-name="ce10">
            <text:p>3,8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3" table:style-name="ce52">
            <text:p>3,023</text:p>
          </table:table-cell>
          <table:table-cell office:value-type="float" office:value="7505" table:style-name="ce11">
            <text:p>7,505</text:p>
          </table:table-cell>
          <table:table-cell office:value-type="float" office:value="4080" table:style-name="ce11">
            <text:p>4,080</text:p>
          </table:table-cell>
          <table:table-cell office:value-type="float" office:value="3425" table:style-name="ce10">
            <text:p>3,4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63" table:style-name="ce52">
            <text:p>2,063</text:p>
          </table:table-cell>
          <table:table-cell office:value-type="float" office:value="5241" table:style-name="ce11">
            <text:p>5,241</text:p>
          </table:table-cell>
          <table:table-cell office:value-type="float" office:value="2763" table:style-name="ce11">
            <text:p>2,763</text:p>
          </table:table-cell>
          <table:table-cell office:value-type="float" office:value="2478" table:style-name="ce10">
            <text:p>2,4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46" table:style-name="ce52">
            <text:p>2,346</text:p>
          </table:table-cell>
          <table:table-cell office:value-type="float" office:value="7657" table:style-name="ce11">
            <text:p>7,657</text:p>
          </table:table-cell>
          <table:table-cell office:value-type="float" office:value="3870" table:style-name="ce11">
            <text:p>3,870</text:p>
          </table:table-cell>
          <table:table-cell office:value-type="float" office:value="3787" table:style-name="ce10">
            <text:p>3,7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8" table:style-name="ce52">
            <text:p>1,048</text:p>
          </table:table-cell>
          <table:table-cell office:value-type="float" office:value="3265" table:style-name="ce11">
            <text:p>3,265</text:p>
          </table:table-cell>
          <table:table-cell office:value-type="float" office:value="1683" table:style-name="ce11">
            <text:p>1,683</text:p>
          </table:table-cell>
          <table:table-cell office:value-type="float" office:value="1582" table:style-name="ce10">
            <text:p>1,5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78" table:style-name="ce52">
            <text:p>2,078</text:p>
          </table:table-cell>
          <table:table-cell office:value-type="float" office:value="6744" table:style-name="ce11">
            <text:p>6,744</text:p>
          </table:table-cell>
          <table:table-cell office:value-type="float" office:value="3403" table:style-name="ce11">
            <text:p>3,403</text:p>
          </table:table-cell>
          <table:table-cell office:value-type="float" office:value="3341" table:style-name="ce10">
            <text:p>3,3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12" table:style-name="ce52">
            <text:p>1,412</text:p>
          </table:table-cell>
          <table:table-cell office:value-type="float" office:value="5372" table:style-name="ce11">
            <text:p>5,372</text:p>
          </table:table-cell>
          <table:table-cell office:value-type="float" office:value="2806" table:style-name="ce11">
            <text:p>2,806</text:p>
          </table:table-cell>
          <table:table-cell office:value-type="float" office:value="2566" table:style-name="ce10">
            <text:p>2,5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57" table:style-name="ce52">
            <text:p>2,257</text:p>
          </table:table-cell>
          <table:table-cell office:value-type="float" office:value="7445" table:style-name="ce11">
            <text:p>7,445</text:p>
          </table:table-cell>
          <table:table-cell office:value-type="float" office:value="3723" table:style-name="ce11">
            <text:p>3,723</text:p>
          </table:table-cell>
          <table:table-cell office:value-type="float" office:value="3722" table:style-name="ce10">
            <text:p>3,7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4" table:style-name="ce52">
            <text:p>1,434</text:p>
          </table:table-cell>
          <table:table-cell office:value-type="float" office:value="4935" table:style-name="ce11">
            <text:p>4,935</text:p>
          </table:table-cell>
          <table:table-cell office:value-type="float" office:value="2519" table:style-name="ce11">
            <text:p>2,519</text:p>
          </table:table-cell>
          <table:table-cell office:value-type="float" office:value="2416" table:style-name="ce10">
            <text:p>2,4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96" table:style-name="ce52">
            <text:p>1,596</text:p>
          </table:table-cell>
          <table:table-cell office:value-type="float" office:value="4850" table:style-name="ce11">
            <text:p>4,850</text:p>
          </table:table-cell>
          <table:table-cell office:value-type="float" office:value="2490" table:style-name="ce11">
            <text:p>2,490</text:p>
          </table:table-cell>
          <table:table-cell office:value-type="float" office:value="2360" table:style-name="ce10">
            <text:p>2,36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79" table:style-name="ce53">
            <text:p>1,979</text:p>
          </table:table-cell>
          <table:table-cell office:value-type="float" office:value="4862" table:style-name="ce18">
            <text:p>4,862</text:p>
          </table:table-cell>
          <table:table-cell office:value-type="float" office:value="2431" table:style-name="ce18">
            <text:p>2,431</text:p>
          </table:table-cell>
          <table:table-cell office:value-type="float" office:value="2431" table:style-name="ce17">
            <text:p>2,431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570" table:style-name="ce71">
            <text:p>83,570</text:p>
          </table:table-cell>
          <table:table-cell office:value-type="float" office:value="215483" table:style-name="ce79">
            <text:p>215,483</text:p>
          </table:table-cell>
          <table:table-cell office:value-type="float" office:value="110773" table:style-name="ce79">
            <text:p>110,773</text:p>
          </table:table-cell>
          <table:table-cell office:value-type="float" office:value="104710" table:style-name="ce73">
            <text:p>104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257" table:style-name="ce52">
            <text:p>40,257</text:p>
          </table:table-cell>
          <table:table-cell office:value-type="float" office:value="104849" table:style-name="ce11">
            <text:p>104,849</text:p>
          </table:table-cell>
          <table:table-cell office:value-type="float" office:value="52281" table:style-name="ce11">
            <text:p>52,281</text:p>
          </table:table-cell>
          <table:table-cell office:value-type="float" office:value="52568" table:style-name="ce10">
            <text:p>52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30" table:style-name="ce52">
            <text:p>5,330</text:p>
          </table:table-cell>
          <table:table-cell office:value-type="float" office:value="13510" table:style-name="ce11">
            <text:p>13,510</text:p>
          </table:table-cell>
          <table:table-cell office:value-type="float" office:value="7105" table:style-name="ce11">
            <text:p>7,105</text:p>
          </table:table-cell>
          <table:table-cell office:value-type="float" office:value="6405" table:style-name="ce10">
            <text:p>6,4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28" table:style-name="ce52">
            <text:p>3,228</text:p>
          </table:table-cell>
          <table:table-cell office:value-type="float" office:value="8454" table:style-name="ce11">
            <text:p>8,454</text:p>
          </table:table-cell>
          <table:table-cell office:value-type="float" office:value="4384" table:style-name="ce11">
            <text:p>4,384</text:p>
          </table:table-cell>
          <table:table-cell office:value-type="float" office:value="4070" table:style-name="ce10">
            <text:p>4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26" table:style-name="ce52">
            <text:p>6,826</text:p>
          </table:table-cell>
          <table:table-cell office:value-type="float" office:value="17055" table:style-name="ce11">
            <text:p>17,055</text:p>
          </table:table-cell>
          <table:table-cell office:value-type="float" office:value="8974" table:style-name="ce11">
            <text:p>8,974</text:p>
          </table:table-cell>
          <table:table-cell office:value-type="float" office:value="8081" table:style-name="ce10">
            <text:p>8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59" table:style-name="ce52">
            <text:p>2,459</text:p>
          </table:table-cell>
          <table:table-cell office:value-type="float" office:value="5750" table:style-name="ce11">
            <text:p>5,750</text:p>
          </table:table-cell>
          <table:table-cell office:value-type="float" office:value="3001" table:style-name="ce11">
            <text:p>3,001</text:p>
          </table:table-cell>
          <table:table-cell office:value-type="float" office:value="2749" table:style-name="ce10">
            <text:p>2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98" table:style-name="ce52">
            <text:p>4,798</text:p>
          </table:table-cell>
          <table:table-cell office:value-type="float" office:value="10919" table:style-name="ce11">
            <text:p>10,919</text:p>
          </table:table-cell>
          <table:table-cell office:value-type="float" office:value="5791" table:style-name="ce11">
            <text:p>5,791</text:p>
          </table:table-cell>
          <table:table-cell office:value-type="float" office:value="5128" table:style-name="ce10">
            <text:p>5,1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18" table:style-name="ce52">
            <text:p>3,718</text:p>
          </table:table-cell>
          <table:table-cell office:value-type="float" office:value="8242" table:style-name="ce11">
            <text:p>8,242</text:p>
          </table:table-cell>
          <table:table-cell office:value-type="float" office:value="4551" table:style-name="ce11">
            <text:p>4,551</text:p>
          </table:table-cell>
          <table:table-cell office:value-type="float" office:value="3691" table:style-name="ce10">
            <text:p>3,6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7" table:style-name="ce52">
            <text:p>2,897</text:p>
          </table:table-cell>
          <table:table-cell office:value-type="float" office:value="6956" table:style-name="ce11">
            <text:p>6,956</text:p>
          </table:table-cell>
          <table:table-cell office:value-type="float" office:value="3922" table:style-name="ce11">
            <text:p>3,922</text:p>
          </table:table-cell>
          <table:table-cell office:value-type="float" office:value="3034" table:style-name="ce10">
            <text:p>3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5" table:style-name="ce52">
            <text:p>3,025</text:p>
          </table:table-cell>
          <table:table-cell office:value-type="float" office:value="7644" table:style-name="ce11">
            <text:p>7,644</text:p>
          </table:table-cell>
          <table:table-cell office:value-type="float" office:value="4046" table:style-name="ce11">
            <text:p>4,046</text:p>
          </table:table-cell>
          <table:table-cell office:value-type="float" office:value="3598" table:style-name="ce10">
            <text:p>3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7" table:style-name="ce52">
            <text:p>3,187</text:p>
          </table:table-cell>
          <table:table-cell office:value-type="float" office:value="8082" table:style-name="ce11">
            <text:p>8,082</text:p>
          </table:table-cell>
          <table:table-cell office:value-type="float" office:value="4179" table:style-name="ce11">
            <text:p>4,179</text:p>
          </table:table-cell>
          <table:table-cell office:value-type="float" office:value="3903" table:style-name="ce10">
            <text:p>3,9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63" table:style-name="ce52">
            <text:p>1,163</text:p>
          </table:table-cell>
          <table:table-cell office:value-type="float" office:value="4044" table:style-name="ce11">
            <text:p>4,044</text:p>
          </table:table-cell>
          <table:table-cell office:value-type="float" office:value="2145" table:style-name="ce11">
            <text:p>2,145</text:p>
          </table:table-cell>
          <table:table-cell office:value-type="float" office:value="1899" table:style-name="ce10">
            <text:p>1,8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9" table:style-name="ce52">
            <text:p>1,069</text:p>
          </table:table-cell>
          <table:table-cell office:value-type="float" office:value="3533" table:style-name="ce11">
            <text:p>3,533</text:p>
          </table:table-cell>
          <table:table-cell office:value-type="float" office:value="1894" table:style-name="ce11">
            <text:p>1,894</text:p>
          </table:table-cell>
          <table:table-cell office:value-type="float" office:value="1639" table:style-name="ce10">
            <text:p>1,6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2" table:style-name="ce52">
            <text:p>1,082</text:p>
          </table:table-cell>
          <table:table-cell office:value-type="float" office:value="4101" table:style-name="ce11">
            <text:p>4,101</text:p>
          </table:table-cell>
          <table:table-cell office:value-type="float" office:value="2174" table:style-name="ce11">
            <text:p>2,174</text:p>
          </table:table-cell>
          <table:table-cell office:value-type="float" office:value="1927" table:style-name="ce10">
            <text:p>1,9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4" table:style-name="ce52">
            <text:p>1,424</text:p>
          </table:table-cell>
          <table:table-cell office:value-type="float" office:value="3483" table:style-name="ce11">
            <text:p>3,483</text:p>
          </table:table-cell>
          <table:table-cell office:value-type="float" office:value="1885" table:style-name="ce11">
            <text:p>1,885</text:p>
          </table:table-cell>
          <table:table-cell office:value-type="float" office:value="1598" table:style-name="ce10">
            <text:p>1,5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68" table:style-name="ce52">
            <text:p>1,168</text:p>
          </table:table-cell>
          <table:table-cell office:value-type="float" office:value="3689" table:style-name="ce11">
            <text:p>3,689</text:p>
          </table:table-cell>
          <table:table-cell office:value-type="float" office:value="1846" table:style-name="ce11">
            <text:p>1,846</text:p>
          </table:table-cell>
          <table:table-cell office:value-type="float" office:value="1843" table:style-name="ce10">
            <text:p>1,84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39" table:style-name="ce53">
            <text:p>1,939</text:p>
          </table:table-cell>
          <table:table-cell office:value-type="float" office:value="5172" table:style-name="ce18">
            <text:p>5,172</text:p>
          </table:table-cell>
          <table:table-cell office:value-type="float" office:value="2595" table:style-name="ce18">
            <text:p>2,595</text:p>
          </table:table-cell>
          <table:table-cell office:value-type="float" office:value="2577" table:style-name="ce17">
            <text:p>2,577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389" table:style-name="ce71">
            <text:p>127,389</text:p>
          </table:table-cell>
          <table:table-cell office:value-type="float" office:value="324804" table:style-name="ce79">
            <text:p>324,804</text:p>
          </table:table-cell>
          <table:table-cell office:value-type="float" office:value="164288" table:style-name="ce79">
            <text:p>164,288</text:p>
          </table:table-cell>
          <table:table-cell office:value-type="float" office:value="160516" table:style-name="ce73">
            <text:p>160,5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779" table:style-name="ce52">
            <text:p>41,779</text:p>
          </table:table-cell>
          <table:table-cell office:value-type="float" office:value="102575" table:style-name="ce11">
            <text:p>102,575</text:p>
          </table:table-cell>
          <table:table-cell office:value-type="float" office:value="49281" table:style-name="ce11">
            <text:p>49,281</text:p>
          </table:table-cell>
          <table:table-cell office:value-type="float" office:value="53294" table:style-name="ce10">
            <text:p>53,2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1" table:style-name="ce52">
            <text:p>4,401</text:p>
          </table:table-cell>
          <table:table-cell office:value-type="float" office:value="10848" table:style-name="ce11">
            <text:p>10,848</text:p>
          </table:table-cell>
          <table:table-cell office:value-type="float" office:value="5638" table:style-name="ce11">
            <text:p>5,638</text:p>
          </table:table-cell>
          <table:table-cell office:value-type="float" office:value="5210" table:style-name="ce10">
            <text:p>5,2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32" table:style-name="ce52">
            <text:p>8,932</text:p>
          </table:table-cell>
          <table:table-cell office:value-type="float" office:value="23459" table:style-name="ce11">
            <text:p>23,459</text:p>
          </table:table-cell>
          <table:table-cell office:value-type="float" office:value="12439" table:style-name="ce11">
            <text:p>12,439</text:p>
          </table:table-cell>
          <table:table-cell office:value-type="float" office:value="11020" table:style-name="ce10">
            <text:p>11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74" table:style-name="ce52">
            <text:p>7,874</text:p>
          </table:table-cell>
          <table:table-cell office:value-type="float" office:value="20156" table:style-name="ce11">
            <text:p>20,156</text:p>
          </table:table-cell>
          <table:table-cell office:value-type="float" office:value="10261" table:style-name="ce11">
            <text:p>10,261</text:p>
          </table:table-cell>
          <table:table-cell office:value-type="float" office:value="9895" table:style-name="ce10">
            <text:p>9,8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758" table:style-name="ce52">
            <text:p>32,758</text:p>
          </table:table-cell>
          <table:table-cell office:value-type="float" office:value="83590" table:style-name="ce11">
            <text:p>83,590</text:p>
          </table:table-cell>
          <table:table-cell office:value-type="float" office:value="41896" table:style-name="ce11">
            <text:p>41,896</text:p>
          </table:table-cell>
          <table:table-cell office:value-type="float" office:value="41694" table:style-name="ce10">
            <text:p>41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43" table:style-name="ce52">
            <text:p>7,343</text:p>
          </table:table-cell>
          <table:table-cell office:value-type="float" office:value="17642" table:style-name="ce11">
            <text:p>17,642</text:p>
          </table:table-cell>
          <table:table-cell office:value-type="float" office:value="9362" table:style-name="ce11">
            <text:p>9,362</text:p>
          </table:table-cell>
          <table:table-cell office:value-type="float" office:value="8280" table:style-name="ce10">
            <text:p>8,2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99" table:style-name="ce52">
            <text:p>4,999</text:p>
          </table:table-cell>
          <table:table-cell office:value-type="float" office:value="12445" table:style-name="ce11">
            <text:p>12,445</text:p>
          </table:table-cell>
          <table:table-cell office:value-type="float" office:value="6610" table:style-name="ce11">
            <text:p>6,610</text:p>
          </table:table-cell>
          <table:table-cell office:value-type="float" office:value="5835" table:style-name="ce10">
            <text:p>5,8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96" table:style-name="ce52">
            <text:p>1,696</text:p>
          </table:table-cell>
          <table:table-cell office:value-type="float" office:value="4391" table:style-name="ce11">
            <text:p>4,391</text:p>
          </table:table-cell>
          <table:table-cell office:value-type="float" office:value="2461" table:style-name="ce11">
            <text:p>2,461</text:p>
          </table:table-cell>
          <table:table-cell office:value-type="float" office:value="1930" table:style-name="ce10">
            <text:p>1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86" table:style-name="ce52">
            <text:p>4,786</text:p>
          </table:table-cell>
          <table:table-cell office:value-type="float" office:value="11332" table:style-name="ce11">
            <text:p>11,332</text:p>
          </table:table-cell>
          <table:table-cell office:value-type="float" office:value="6074" table:style-name="ce11">
            <text:p>6,074</text:p>
          </table:table-cell>
          <table:table-cell office:value-type="float" office:value="5258" table:style-name="ce10">
            <text:p>5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2" table:style-name="ce52">
            <text:p>4,052</text:p>
          </table:table-cell>
          <table:table-cell office:value-type="float" office:value="10023" table:style-name="ce11">
            <text:p>10,023</text:p>
          </table:table-cell>
          <table:table-cell office:value-type="float" office:value="5452" table:style-name="ce11">
            <text:p>5,452</text:p>
          </table:table-cell>
          <table:table-cell office:value-type="float" office:value="4571" table:style-name="ce10">
            <text:p>4,5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37" table:style-name="ce52">
            <text:p>4,937</text:p>
          </table:table-cell>
          <table:table-cell office:value-type="float" office:value="16031" table:style-name="ce11">
            <text:p>16,031</text:p>
          </table:table-cell>
          <table:table-cell office:value-type="float" office:value="8227" table:style-name="ce11">
            <text:p>8,227</text:p>
          </table:table-cell>
          <table:table-cell office:value-type="float" office:value="7804" table:style-name="ce10">
            <text:p>7,8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7" table:style-name="ce52">
            <text:p>2,127</text:p>
          </table:table-cell>
          <table:table-cell office:value-type="float" office:value="6253" table:style-name="ce11">
            <text:p>6,253</text:p>
          </table:table-cell>
          <table:table-cell office:value-type="float" office:value="3295" table:style-name="ce11">
            <text:p>3,295</text:p>
          </table:table-cell>
          <table:table-cell office:value-type="float" office:value="2958" table:style-name="ce10">
            <text:p>2,95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5" table:style-name="ce53">
            <text:p>1,705</text:p>
          </table:table-cell>
          <table:table-cell office:value-type="float" office:value="6059" table:style-name="ce18">
            <text:p>6,059</text:p>
          </table:table-cell>
          <table:table-cell office:value-type="float" office:value="3292" table:style-name="ce18">
            <text:p>3,292</text:p>
          </table:table-cell>
          <table:table-cell office:value-type="float" office:value="2767" table:style-name="ce17">
            <text:p>2,76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939" table:style-name="ce71">
            <text:p>41,939</text:p>
          </table:table-cell>
          <table:table-cell office:value-type="float" office:value="105794" table:style-name="ce79">
            <text:p>105,794</text:p>
          </table:table-cell>
          <table:table-cell office:value-type="float" office:value="54465" table:style-name="ce79">
            <text:p>54,465</text:p>
          </table:table-cell>
          <table:table-cell office:value-type="float" office:value="51329" table:style-name="ce73">
            <text:p>51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716" table:style-name="ce52">
            <text:p>25,716</text:p>
          </table:table-cell>
          <table:table-cell office:value-type="float" office:value="63172" table:style-name="ce11">
            <text:p>63,172</text:p>
          </table:table-cell>
          <table:table-cell office:value-type="float" office:value="32089" table:style-name="ce11">
            <text:p>32,089</text:p>
          </table:table-cell>
          <table:table-cell office:value-type="float" office:value="31083" table:style-name="ce10">
            <text:p>31,0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107" table:style-name="ce52">
            <text:p>6,107</text:p>
          </table:table-cell>
          <table:table-cell office:value-type="float" office:value="15176" table:style-name="ce11">
            <text:p>15,176</text:p>
          </table:table-cell>
          <table:table-cell office:value-type="float" office:value="8047" table:style-name="ce11">
            <text:p>8,047</text:p>
          </table:table-cell>
          <table:table-cell office:value-type="float" office:value="7129" table:style-name="ce10">
            <text:p>7,1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37" table:style-name="ce52">
            <text:p>3,537</text:p>
          </table:table-cell>
          <table:table-cell office:value-type="float" office:value="9876" table:style-name="ce11">
            <text:p>9,876</text:p>
          </table:table-cell>
          <table:table-cell office:value-type="float" office:value="5125" table:style-name="ce11">
            <text:p>5,125</text:p>
          </table:table-cell>
          <table:table-cell office:value-type="float" office:value="4751" table:style-name="ce10">
            <text:p>4,7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73" table:style-name="ce52">
            <text:p>3,073</text:p>
          </table:table-cell>
          <table:table-cell office:value-type="float" office:value="8313" table:style-name="ce11">
            <text:p>8,313</text:p>
          </table:table-cell>
          <table:table-cell office:value-type="float" office:value="4296" table:style-name="ce11">
            <text:p>4,296</text:p>
          </table:table-cell>
          <table:table-cell office:value-type="float" office:value="4017" table:style-name="ce10">
            <text:p>4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83" table:style-name="ce52">
            <text:p>2,083</text:p>
          </table:table-cell>
          <table:table-cell office:value-type="float" office:value="5369" table:style-name="ce11">
            <text:p>5,369</text:p>
          </table:table-cell>
          <table:table-cell office:value-type="float" office:value="2916" table:style-name="ce11">
            <text:p>2,916</text:p>
          </table:table-cell>
          <table:table-cell office:value-type="float" office:value="2453" table:style-name="ce10">
            <text:p>2,45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23" table:style-name="ce53">
            <text:p>1,423</text:p>
          </table:table-cell>
          <table:table-cell office:value-type="float" office:value="3888" table:style-name="ce18">
            <text:p>3,888</text:p>
          </table:table-cell>
          <table:table-cell office:value-type="float" office:value="1992" table:style-name="ce18">
            <text:p>1,992</text:p>
          </table:table-cell>
          <table:table-cell office:value-type="float" office:value="1896" table:style-name="ce17">
            <text:p>1,89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510" table:style-name="ce71">
            <text:p>155,510</text:p>
          </table:table-cell>
          <table:table-cell office:value-type="float" office:value="368020" table:style-name="ce79">
            <text:p>368,020</text:p>
          </table:table-cell>
          <table:table-cell office:value-type="float" office:value="183583" table:style-name="ce79">
            <text:p>183,583</text:p>
          </table:table-cell>
          <table:table-cell office:value-type="float" office:value="184437" table:style-name="ce73">
            <text:p>184,43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51" table:style-name="ce52">
            <text:p>22,851</text:p>
          </table:table-cell>
          <table:table-cell office:value-type="float" office:value="51285" table:style-name="ce11">
            <text:p>51,285</text:p>
          </table:table-cell>
          <table:table-cell office:value-type="float" office:value="26068" table:style-name="ce11">
            <text:p>26,068</text:p>
          </table:table-cell>
          <table:table-cell office:value-type="float" office:value="25217" table:style-name="ce10">
            <text:p>25,21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857" table:style-name="ce52">
            <text:p>21,857</text:p>
          </table:table-cell>
          <table:table-cell office:value-type="float" office:value="53661" table:style-name="ce11">
            <text:p>53,661</text:p>
          </table:table-cell>
          <table:table-cell office:value-type="float" office:value="26851" table:style-name="ce11">
            <text:p>26,851</text:p>
          </table:table-cell>
          <table:table-cell office:value-type="float" office:value="26810" table:style-name="ce10">
            <text:p>26,81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063" table:style-name="ce52">
            <text:p>16,063</text:p>
          </table:table-cell>
          <table:table-cell office:value-type="float" office:value="38641" table:style-name="ce11">
            <text:p>38,641</text:p>
          </table:table-cell>
          <table:table-cell office:value-type="float" office:value="19308" table:style-name="ce11">
            <text:p>19,308</text:p>
          </table:table-cell>
          <table:table-cell office:value-type="float" office:value="19333" table:style-name="ce10">
            <text:p>19,33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59" table:style-name="ce52">
            <text:p>19,059</text:p>
          </table:table-cell>
          <table:table-cell office:value-type="float" office:value="42935" table:style-name="ce11">
            <text:p>42,935</text:p>
          </table:table-cell>
          <table:table-cell office:value-type="float" office:value="21184" table:style-name="ce11">
            <text:p>21,184</text:p>
          </table:table-cell>
          <table:table-cell office:value-type="float" office:value="21751" table:style-name="ce10">
            <text:p>21,75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58" table:style-name="ce52">
            <text:p>19,258</text:p>
          </table:table-cell>
          <table:table-cell office:value-type="float" office:value="46521" table:style-name="ce11">
            <text:p>46,521</text:p>
          </table:table-cell>
          <table:table-cell office:value-type="float" office:value="23602" table:style-name="ce11">
            <text:p>23,602</text:p>
          </table:table-cell>
          <table:table-cell office:value-type="float" office:value="22919" table:style-name="ce10">
            <text:p>22,91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54" table:style-name="ce52">
            <text:p>34,054</text:p>
          </table:table-cell>
          <table:table-cell office:value-type="float" office:value="81886" table:style-name="ce11">
            <text:p>81,886</text:p>
          </table:table-cell>
          <table:table-cell office:value-type="float" office:value="40509" table:style-name="ce11">
            <text:p>40,509</text:p>
          </table:table-cell>
          <table:table-cell office:value-type="float" office:value="41377" table:style-name="ce10">
            <text:p>41,37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368" table:style-name="ce53">
            <text:p>22,368</text:p>
          </table:table-cell>
          <table:table-cell office:value-type="float" office:value="53091" table:style-name="ce18">
            <text:p>53,091</text:p>
          </table:table-cell>
          <table:table-cell office:value-type="float" office:value="26061" table:style-name="ce18">
            <text:p>26,061</text:p>
          </table:table-cell>
          <table:table-cell office:value-type="float" office:value="27030" table:style-name="ce17">
            <text:p>27,03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0463" table:style-name="ce71">
            <text:p>170,463</text:p>
          </table:table-cell>
          <table:table-cell office:value-type="float" office:value="450617" table:style-name="ce79">
            <text:p>450,617</text:p>
          </table:table-cell>
          <table:table-cell office:value-type="float" office:value="222302" table:style-name="ce79">
            <text:p>222,302</text:p>
          </table:table-cell>
          <table:table-cell office:value-type="float" office:value="228315" table:style-name="ce73">
            <text:p>228,3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3191" table:style-name="ce52">
            <text:p>83,191</text:p>
          </table:table-cell>
          <table:table-cell office:value-type="float" office:value="219238" table:style-name="ce11">
            <text:p>219,238</text:p>
          </table:table-cell>
          <table:table-cell office:value-type="float" office:value="107875" table:style-name="ce11">
            <text:p>107,875</text:p>
          </table:table-cell>
          <table:table-cell office:value-type="float" office:value="111363" table:style-name="ce10">
            <text:p>111,3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815" table:style-name="ce52">
            <text:p>58,815</text:p>
          </table:table-cell>
          <table:table-cell office:value-type="float" office:value="152601" table:style-name="ce11">
            <text:p>152,601</text:p>
          </table:table-cell>
          <table:table-cell office:value-type="float" office:value="74411" table:style-name="ce11">
            <text:p>74,411</text:p>
          </table:table-cell>
          <table:table-cell office:value-type="float" office:value="78190" table:style-name="ce10">
            <text:p>78,19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457" table:style-name="ce53">
            <text:p>28,457</text:p>
          </table:table-cell>
          <table:table-cell office:value-type="float" office:value="78778" table:style-name="ce18">
            <text:p>78,778</text:p>
          </table:table-cell>
          <table:table-cell office:value-type="float" office:value="40016" table:style-name="ce18">
            <text:p>40,016</text:p>
          </table:table-cell>
          <table:table-cell office:value-type="float" office:value="38762" table:style-name="ce17">
            <text:p>38,762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180" table:style-name="ce71">
            <text:p>101,180</text:p>
          </table:table-cell>
          <table:table-cell office:value-type="float" office:value="266442" table:style-name="ce79">
            <text:p>266,442</text:p>
          </table:table-cell>
          <table:table-cell office:value-type="float" office:value="129035" table:style-name="ce79">
            <text:p>129,035</text:p>
          </table:table-cell>
          <table:table-cell office:value-type="float" office:value="137407" table:style-name="ce73">
            <text:p>137,4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928" table:style-name="ce52">
            <text:p>45,928</text:p>
          </table:table-cell>
          <table:table-cell office:value-type="float" office:value="119890" table:style-name="ce11">
            <text:p>119,890</text:p>
          </table:table-cell>
          <table:table-cell office:value-type="float" office:value="57474" table:style-name="ce11">
            <text:p>57,474</text:p>
          </table:table-cell>
          <table:table-cell office:value-type="float" office:value="62416" table:style-name="ce10">
            <text:p>62,41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252" table:style-name="ce53">
            <text:p>55,252</text:p>
          </table:table-cell>
          <table:table-cell office:value-type="float" office:value="146552" table:style-name="ce18">
            <text:p>146,552</text:p>
          </table:table-cell>
          <table:table-cell office:value-type="float" office:value="71561" table:style-name="ce18">
            <text:p>71,561</text:p>
          </table:table-cell>
          <table:table-cell office:value-type="float" office:value="74991" table:style-name="ce17">
            <text:p>74,991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639" table:style-name="ce71">
            <text:p>41,639</text:p>
          </table:table-cell>
          <table:table-cell office:value-type="float" office:value="140329" table:style-name="ce79">
            <text:p>140,329</text:p>
          </table:table-cell>
          <table:table-cell office:value-type="float" office:value="70064" table:style-name="ce79">
            <text:p>70,064</text:p>
          </table:table-cell>
          <table:table-cell office:value-type="float" office:value="70265" table:style-name="ce73">
            <text:p>70,2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61" table:style-name="ce52">
            <text:p>13,161</text:p>
          </table:table-cell>
          <table:table-cell office:value-type="float" office:value="43061" table:style-name="ce11">
            <text:p>43,061</text:p>
          </table:table-cell>
          <table:table-cell office:value-type="float" office:value="21510" table:style-name="ce11">
            <text:p>21,510</text:p>
          </table:table-cell>
          <table:table-cell office:value-type="float" office:value="21551" table:style-name="ce10">
            <text:p>21,5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356" table:style-name="ce52">
            <text:p>9,356</text:p>
          </table:table-cell>
          <table:table-cell office:value-type="float" office:value="30281" table:style-name="ce11">
            <text:p>30,281</text:p>
          </table:table-cell>
          <table:table-cell office:value-type="float" office:value="15182" table:style-name="ce11">
            <text:p>15,182</text:p>
          </table:table-cell>
          <table:table-cell office:value-type="float" office:value="15099" table:style-name="ce10">
            <text:p>15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52" table:style-name="ce52">
            <text:p>6,452</text:p>
          </table:table-cell>
          <table:table-cell office:value-type="float" office:value="20708" table:style-name="ce11">
            <text:p>20,708</text:p>
          </table:table-cell>
          <table:table-cell office:value-type="float" office:value="10203" table:style-name="ce11">
            <text:p>10,203</text:p>
          </table:table-cell>
          <table:table-cell office:value-type="float" office:value="10505" table:style-name="ce10">
            <text:p>10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313" table:style-name="ce52">
            <text:p>9,313</text:p>
          </table:table-cell>
          <table:table-cell office:value-type="float" office:value="32884" table:style-name="ce11">
            <text:p>32,884</text:p>
          </table:table-cell>
          <table:table-cell office:value-type="float" office:value="16507" table:style-name="ce11">
            <text:p>16,507</text:p>
          </table:table-cell>
          <table:table-cell office:value-type="float" office:value="16377" table:style-name="ce10">
            <text:p>16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22" table:style-name="ce52">
            <text:p>3,222</text:p>
          </table:table-cell>
          <table:table-cell office:value-type="float" office:value="12735" table:style-name="ce11">
            <text:p>12,735</text:p>
          </table:table-cell>
          <table:table-cell office:value-type="float" office:value="6323" table:style-name="ce11">
            <text:p>6,323</text:p>
          </table:table-cell>
          <table:table-cell office:value-type="float" office:value="6412" table:style-name="ce10">
            <text:p>6,41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60" table:style-name="ce18">
            <text:p>660</text:p>
          </table:table-cell>
          <table:table-cell office:value-type="float" office:value="339" table:style-name="ce18">
            <text:p>339</text:p>
          </table:table-cell>
          <table:table-cell office:value-type="float" office:value="321" table:style-name="ce17">
            <text:p>3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09月底" table:formula="of:=[總計.C1]" table:style-name="ce86">
            <text:p>中華民國109年09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347" table:style-name="ce71">
            <text:p>3,347</text:p>
          </table:table-cell>
          <table:table-cell office:value-type="float" office:value="13132" table:style-name="ce79">
            <text:p>13,132</text:p>
          </table:table-cell>
          <table:table-cell office:value-type="float" office:value="7559" table:style-name="ce79">
            <text:p>7,559</text:p>
          </table:table-cell>
          <table:table-cell office:value-type="float" office:value="5573" table:style-name="ce73">
            <text:p>5,5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907" table:style-name="ce52">
            <text:p>1,907</text:p>
          </table:table-cell>
          <table:table-cell office:value-type="float" office:value="7596" table:style-name="ce11">
            <text:p>7,596</text:p>
          </table:table-cell>
          <table:table-cell office:value-type="float" office:value="4280" table:style-name="ce11">
            <text:p>4,280</text:p>
          </table:table-cell>
          <table:table-cell office:value-type="float" office:value="3316" table:style-name="ce10">
            <text:p>3,3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79" table:style-name="ce52">
            <text:p>779</text:p>
          </table:table-cell>
          <table:table-cell office:value-type="float" office:value="2662" table:style-name="ce11">
            <text:p>2,662</text:p>
          </table:table-cell>
          <table:table-cell office:value-type="float" office:value="1525" table:style-name="ce11">
            <text:p>1,525</text:p>
          </table:table-cell>
          <table:table-cell office:value-type="float" office:value="1137" table:style-name="ce10">
            <text:p>1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2" table:style-name="ce52">
            <text:p>312</text:p>
          </table:table-cell>
          <table:table-cell office:value-type="float" office:value="1491" table:style-name="ce11">
            <text:p>1,491</text:p>
          </table:table-cell>
          <table:table-cell office:value-type="float" office:value="919" table:style-name="ce11">
            <text:p>919</text:p>
          </table:table-cell>
          <table:table-cell office:value-type="float" office:value="572" table:style-name="ce10">
            <text:p>57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9" table:style-name="ce53">
            <text:p>349</text:p>
          </table:table-cell>
          <table:table-cell office:value-type="float" office:value="1383" table:style-name="ce18">
            <text:p>1,383</text:p>
          </table:table-cell>
          <table:table-cell office:value-type="float" office:value="835" table:style-name="ce18">
            <text:p>835</text:p>
          </table:table-cell>
          <table:table-cell office:value-type="float" office:value="548" table:style-name="ce17">
            <text:p>54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user</meta:initial-creator>
    <dc:creator>邱可雲</dc:creator>
    <meta:creation-date>1998-03-06T04:37:15Z</meta:creation-date>
    <dc:date>2020-10-06T02:28:21Z</dc:date>
    <meta:print-date>2020-06-02T06:30:47Z</meta:print-date>
  </office:meta>
</office:document-meta>
</file>